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1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2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47f1f2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47f1f2" style:font-size-asian="11pt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a12ba" officeooo:paragraph-rsid="003a12ba" style:font-name-asian="Calibri" style:font-size-asian="11pt" style:font-weight-asian="bold" style:font-name-complex="Calibri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a12ba" officeooo:paragraph-rsid="0063840b" style:font-name-asian="Calibri" style:font-size-asian="11pt" style:font-weight-asian="bold" style:font-name-complex="Calibri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63840b" style:font-name-asian="Calibri" style:font-size-asian="11pt" style:font-weight-asian="normal" style:font-name-complex="Calibri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6982a2" style:font-size-asian="11pt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9ba7" officeooo:paragraph-rsid="002f9ba7" style:font-name-asian="Calibri" style:font-size-asian="11pt" style:font-weight-asian="bold" style:font-name-complex="Calibri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d6400" officeooo:paragraph-rsid="002e2ce2" style:font-name-asian="Calibri" style:font-size-asian="11pt" style:font-weight-asian="bold" style:font-name-complex="Calibri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7990f" officeooo:paragraph-rsid="0027990f" fo:background-color="#ffffff" style:font-name-asian="Calibri" style:font-size-asian="11pt" style:font-weight-asian="bold" style:font-name-complex="Calibri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13460" officeooo:paragraph-rsid="00313460" fo:background-color="#ffffff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eae1" officeooo:paragraph-rsid="0035eae1" fo:background-color="#ffffff" style:font-name-asian="Calibri" style:font-size-asian="11pt" style:font-weight-asian="bold" style:font-name-complex="Calibri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eae1" officeooo:paragraph-rsid="0063840b" fo:background-color="#ffffff" style:font-name-asian="Calibri" style:font-size-asian="11pt" style:font-weight-asian="bold" style:font-name-complex="Calibri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8c3f6" officeooo:paragraph-rsid="0038c3f6" fo:background-color="#ffffff" style:font-name-asian="Calibri" style:font-size-asian="11pt" style:font-weight-asian="bold" style:font-name-complex="Calibri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8c3f6" officeooo:paragraph-rsid="0063840b" fo:background-color="#ffffff" style:font-name-asian="Calibri" style:font-size-asian="11pt" style:font-weight-asian="bold" style:font-name-complex="Calibri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3a12ba" fo:background-color="#ffffff" style:font-name-asian="Calibri" style:font-size-asian="11pt" style:font-weight-asian="bold" style:font-name-complex="Calibri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63840b" fo:background-color="#ffffff" style:font-name-asian="Calibri" style:font-size-asian="11pt" style:font-weight-asian="bold" style:font-name-complex="Calibri" style:font-weight-complex="bold"/>
    </style:style>
    <style:style style:name="P25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fo:background-color="#ffffff" style:font-name-asian="Calibri" style:font-size-asian="11pt" style:font-weight-asian="normal" style:font-name-complex="Calibri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29939" officeooo:paragraph-rsid="00529939" fo:background-color="#ffffff" style:font-name-asian="Calibri" style:font-size-asian="11pt" style:font-weight-asian="normal" style:font-name-complex="Calibri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546e1d" fo:background-color="#ffffff" style:font-name-asian="Calibri" style:font-size-asian="11pt" style:font-weight-asian="normal" style:font-name-complex="Calibri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64e39f" fo:background-color="#ffffff" style:font-name-asian="Calibri" style:font-size-asian="11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5ea90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6540f0" officeooo:paragraph-rsid="006540f0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725f4e" officeooo:paragraph-rsid="00546e1d" fo:background-color="#ffffff" style:font-name-asian="Calibri" style:font-size-asian="11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725f4e" officeooo:paragraph-rsid="00725f4e" fo:background-color="#ffffff" style:font-name-asian="Calibri" style:font-size-asian="11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fo:background-color="#ffffff" style:font-name-asian="Calibri" style:font-size-asian="11pt" style:font-weight-asian="normal" style:font-name-complex="Calibri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eae1" officeooo:paragraph-rsid="0035eae1" fo:background-color="#ffffff" style:font-name-asian="Calibri" style:font-size-asian="11pt" style:font-weight-asian="normal" style:font-name-complex="Calibri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8c3f6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d2a15" officeooo:paragraph-rsid="002d2a15" style:font-name-asian="Calibri" style:font-size-asian="11pt" style:font-weight-asian="normal" style:font-name-complex="Calibri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4f683a" style:font-name-asian="Calibri" style:font-size-asian="11pt" style:font-weight-asian="normal" style:font-name-complex="Calibri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c559a" officeooo:paragraph-rsid="004c559a" style:font-name-asian="Calibri" style:font-size-asian="11pt" style:font-weight-asian="normal" style:font-name-complex="Calibri" style:font-size-complex="10pt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29939" officeooo:paragraph-rsid="00529939" style:font-name-asian="Calibri" style:font-size-asian="11pt" style:font-weight-asian="normal" style:font-name-complex="Calibri" style:font-size-complex="10pt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546e1d" style:font-name-asian="Calibri" style:font-size-asian="11pt" style:font-weight-asian="normal" style:font-name-complex="Calibri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9ba7" officeooo:paragraph-rsid="002f9ba7" style:font-name-asian="Calibri" style:font-size-asian="11pt" style:font-weight-asian="normal" style:font-name-complex="Calibri" style:font-weight-complex="normal"/>
    </style:style>
    <style:style style:name="P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45" style:family="paragraph" style:parent-style-name="Standard">
      <style:paragraph-properties fo:line-height="115%" fo:text-align="justify" style:justify-single-word="false"/>
      <style:text-properties fo:color="#000000" style:font-name="Calibri" fo:font-size="11pt" fo:background-color="#ffffff" style:font-name-asian="Calibri" style:font-size-asian="11pt" style:font-name-complex="Calibri"/>
    </style:style>
    <style:style style:name="P4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50e7e7" fo:background-color="#ffffff" style:font-name-asian="Calibri" style:font-size-asian="11pt" style:font-name-complex="Calibri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6f38b1" fo:background-color="#ffffff" style:font-name-asian="Calibri" style:font-size-asian="11pt" style:font-name-complex="Calibri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76d1eb" fo:background-color="#ffffff" style:font-name-asian="Calibri" style:font-size-asian="11pt" style:font-name-complex="Calibri"/>
    </style:style>
    <style:style style:name="P50" style:family="paragraph" style:parent-style-name="Standard">
      <style:paragraph-properties fo:line-height="115%" fo:text-align="justify" style:justify-single-word="false"/>
      <style:text-properties fo:color="#000000" style:font-name="Calibri" fo:font-size="10pt" fo:font-weight="bold" fo:background-color="#ffffff" style:font-name-asian="Calibri" style:font-size-asian="10pt" style:font-weight-asian="bold" style:font-name-complex="Calibri" style:font-size-complex="10pt" style:font-weight-complex="bold"/>
    </style:style>
    <style:style style:name="P51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9cab" officeooo:paragraph-rsid="0023d4aa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272b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3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bold" officeooo:rsid="0025f9b8" officeooo:paragraph-rsid="0025f9b8" fo:background-color="transparent" style:font-name-asian="Calibri1" style:font-weight-asian="bold" style:font-name-complex="Calibri1" style:font-weight-complex="bold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bold" officeooo:rsid="0025f9b8" officeooo:paragraph-rsid="0025f9b8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5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" fo:font-size="10pt" officeooo:paragraph-rsid="0025c38d" style:font-size-asian="10pt" style:font-size-complex="10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" fo:font-size="10pt" officeooo:paragraph-rsid="0040977a" style:font-size-asian="10pt" style:font-size-complex="10pt"/>
    </style:style>
    <style:style style:name="P5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60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7f1f2"/>
    </style:style>
    <style:style style:name="P61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859e07"/>
    </style:style>
    <style:style style:name="P62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3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4" style:family="paragraph" style:parent-style-name="Encabezado">
      <style:paragraph-properties fo:text-align="end" style:justify-single-word="false"/>
    </style:style>
    <style:style style:name="P65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" fo:font-size="11pt" fo:font-weight="bold" style:font-size-asian="11pt" style:font-weight-asian="bold" style:font-weight-complex="bold"/>
    </style:style>
    <style:style style:name="P66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7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6d5a06"/>
    </style:style>
    <style:style style:name="P68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69" style:family="paragraph" style:parent-style-name="Standard_20__28_user_29_">
      <style:paragraph-properties fo:line-height="115%"/>
      <style:text-properties style:font-name="Calibri" fo:font-size="11pt" fo:font-weight="bold" style:font-size-asian="11pt" style:font-weight-asian="bold" style:font-weight-complex="bold"/>
    </style:style>
    <style:style style:name="P70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7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officeooo:paragraph-rsid="00493fde" style:font-size-asian="11pt" style:font-weight-asian="bold" style:font-weight-complex="bold"/>
    </style:style>
    <style:style style:name="P72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73" style:family="paragraph" style:parent-style-name="Standard_20__28_user_29_">
      <style:paragraph-properties fo:line-height="115%"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74" style:family="paragraph" style:parent-style-name="Standard_20__28_user_29_">
      <style:paragraph-properties fo:line-height="115%" fo:text-align="center" style:justify-single-word="false"/>
      <style:text-properties style:font-name="Calibri" fo:font-size="11pt" style:font-size-asian="11pt"/>
    </style:style>
    <style:style style:name="P75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493fde" style:font-size-asian="11pt" style:font-weight-asian="normal" style:font-weight-complex="normal"/>
    </style:style>
    <style:style style:name="P76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493fde" style:font-size-asian="11pt" style:font-weight-asian="normal" style:font-weight-complex="normal"/>
    </style:style>
    <style:style style:name="P77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493fde" style:font-size-asian="11pt" style:font-weight-asian="normal" style:font-weight-complex="normal"/>
    </style:style>
    <style:style style:name="P78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9" style:family="paragraph" style:parent-style-name="Standard_20__28_user_29_">
      <style:paragraph-properties fo:line-height="115%"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80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81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82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83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84" style:family="paragraph" style:parent-style-name="Standard_20__28_user_29_">
      <style:paragraph-properties fo:line-height="115%"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85" style:family="paragraph" style:parent-style-name="Standard_20__28_user_29_">
      <style:paragraph-properties fo:line-height="115%"/>
      <style:text-properties style:font-name="Calibri" fo:font-weight="bold" style:font-weight-asian="bold" style:font-weight-complex="bold"/>
    </style:style>
    <style:style style:name="P86" style:family="paragraph" style:parent-style-name="Standard_20__28_user_29_">
      <style:paragraph-properties fo:text-align="center" style:justify-single-word="false"/>
    </style:style>
    <style:style style:name="P87" style:family="paragraph" style:parent-style-name="Standard_20__28_user_29_">
      <style:paragraph-properties fo:text-align="justify" style:justify-single-word="false"/>
    </style:style>
    <style:style style:name="P88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89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c4a0a" officeooo:paragraph-rsid="002c4a0a" style:font-size-asian="10pt" style:font-size-complex="10pt"/>
    </style:style>
    <style:style style:name="P90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26f7" officeooo:paragraph-rsid="002c26f7" style:font-size-asian="12pt" style:font-weight-asian="bold" style:font-size-complex="12pt" style:font-weight-complex="bold"/>
    </style:style>
    <style:style style:name="P91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92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4a0a" officeooo:paragraph-rsid="002c26f7" style:font-size-asian="12pt" style:font-weight-asian="bold" style:font-size-complex="12pt" style:font-weight-complex="bold"/>
    </style:style>
    <style:style style:name="P93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effe8" fo:background-color="#ffffff" style:font-name-asian="Calibri" style:font-size-asian="11pt" style:font-weight-asian="bold" style:font-name-complex="Calibri"/>
    </style:style>
    <style:style style:name="P94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95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f43e1" style:font-size-asian="11pt" style:font-weight-asian="normal" style:font-weight-complex="normal"/>
    </style:style>
    <style:style style:name="P96" style:family="paragraph" style:parent-style-name="Standard_20__28_user_29_">
      <style:paragraph-properties fo:line-height="115%" fo:text-align="center" style:justify-single-word="false"/>
    </style:style>
    <style:style style:name="P97" style:family="paragraph" style:parent-style-name="Standard_20__28_user_29_">
      <style:paragraph-properties fo:line-height="115%" fo:text-align="justify" style:justify-single-word="false"/>
    </style:style>
    <style:style style:name="P98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99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0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0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02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14c97" officeooo:paragraph-rsid="00414c97" fo:background-color="#ffffff" style:font-name-asian="Calibri" style:font-size-asian="11pt" style:font-weight-asian="bold" style:font-name-complex="Calibri" style:font-weight-complex="bold"/>
    </style:style>
    <style:style style:name="P103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14c97" officeooo:paragraph-rsid="0063840b" fo:background-color="#ffffff" style:font-name-asian="Calibri" style:font-size-asian="11pt" style:font-weight-asian="bold" style:font-name-complex="Calibri" style:font-weight-complex="bold"/>
    </style:style>
    <style:style style:name="P104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fo:background-color="#ffffff" style:font-name-asian="Calibri" style:font-size-asian="11pt" style:font-weight-asian="normal" style:font-name-complex="Calibri" style:font-size-complex="10pt" style:font-weight-complex="normal"/>
    </style:style>
    <style:style style:name="P105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6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5ea90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7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dfd31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8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3a12ba" fo:background-color="#ffffff" style:font-name-asian="Calibri" style:font-size-asian="11pt" style:font-weight-asian="bold" style:font-name-complex="Calibri" style:font-weight-complex="bold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63840b" fo:background-color="#ffffff" style:font-name-asian="Calibri" style:font-size-asian="11pt" style:font-weight-asian="bold" style:font-name-complex="Calibri" style:font-weight-complex="bold"/>
    </style:style>
    <style:style style:name="P110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f40f3" officeooo:paragraph-rsid="003f40f3" fo:background-color="#ffffff" style:font-name-asian="Calibri" style:font-size-asian="11pt" style:font-weight-asian="bold" style:font-name-complex="Calibri" style:font-weight-complex="bold"/>
    </style:style>
    <style:style style:name="P111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f40f3" officeooo:paragraph-rsid="0063840b" fo:background-color="#ffffff" style:font-name-asian="Calibri" style:font-size-asian="11pt" style:font-weight-asian="bold" style:font-name-complex="Calibri" style:font-weight-complex="bold"/>
    </style:style>
    <style:style style:name="P11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0977a" officeooo:paragraph-rsid="0040aa1e" fo:background-color="#ffffff" style:font-name-asian="Calibri" style:font-size-asian="11pt" style:font-weight-asian="bold" style:font-name-complex="Calibri" style:font-weight-complex="bold"/>
    </style:style>
    <style:style style:name="P113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0977a" officeooo:paragraph-rsid="0063840b" fo:background-color="#ffffff" style:font-name-asian="Calibri" style:font-size-asian="11pt" style:font-weight-asian="bold" style:font-name-complex="Calibri" style:font-weight-complex="bold"/>
    </style:style>
    <style:style style:name="P114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115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63840b" fo:background-color="#ffffff" style:font-name-asian="Calibri" style:font-size-asian="11pt" style:font-name-complex="Calibri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officeooo:paragraph-rsid="0075d7e7" fo:background-color="#ffffff" style:font-name-asian="Calibri" style:font-size-asian="11pt" style:font-name-complex="Calibri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officeooo:paragraph-rsid="0076d1eb" fo:background-color="#ffffff" style:font-name-asian="Calibri" style:font-size-asian="11pt" style:font-name-complex="Calibri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fo:font-weight="normal" officeooo:paragraph-rsid="004b91b9" fo:background-color="#ffffff" style:font-name-asian="Calibri" style:font-size-asian="11pt" style:font-weight-asian="normal" style:font-name-complex="Calibri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name-complex="Calibri1" style:font-size-complex="11pt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b91b9" fo:background-color="transparent" style:font-name-asian="Calibri1" style:font-weight-asian="normal" style:font-name-complex="Calibri1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75d7e7" fo:background-color="transparent" style:font-name-asian="Calibri1" style:font-weight-asian="normal" style:font-name-complex="Calibri1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name-complex="Calibri1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4f7abb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529939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size-complex="11pt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rsid="0097dcda" officeooo:paragraph-rsid="004b91b9" style:font-size-asian="11pt" style:font-size-complex="11pt"/>
    </style:style>
    <style:style style:name="P12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30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31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32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33" style:family="paragraph" style:parent-style-name="Standard_20__28_user_29_">
      <style:paragraph-properties fo:margin-top="0in" fo:margin-bottom="0.0835in" loext:contextual-spacing="false" fo:line-height="115%"/>
      <style:text-properties style:font-name="Calibri" fo:font-size="11pt" fo:font-weight="bold" style:font-size-asian="11pt" style:font-weight-asian="bold" style:font-weight-complex="bold"/>
    </style:style>
    <style:style style:name="P134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6797dd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6982a2" style:font-name-asian="Times New Roman" style:font-size-asian="11pt" style:font-name-complex="Times New Roman"/>
    </style:style>
    <style:style style:name="P137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6982a2" style:font-name-asian="Times New Roman" style:font-size-asian="11pt" style:font-name-complex="Times New Roman"/>
    </style:style>
    <style:style style:name="P138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6a3901" style:font-name-asian="Times New Roman" style:font-size-asian="11pt" style:font-name-complex="Times New Roman"/>
    </style:style>
    <style:style style:name="P139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6a6a8e" style:font-name-asian="Times New Roman" style:font-size-asian="11pt" style:font-name-complex="Times New Roman"/>
    </style:style>
    <style:style style:name="P140" style:family="paragraph" style:parent-style-name="Table_20_Contents">
      <style:paragraph-properties fo:text-align="justify" style:justify-single-word="false"/>
      <style:text-properties style:font-name="Calibri" fo:font-size="11pt" officeooo:rsid="006a6a8e" officeooo:paragraph-rsid="006a6a8e" style:font-name-asian="Times New Roman" style:font-size-asian="11pt" style:font-name-complex="Times New Roman"/>
    </style:style>
    <style:style style:name="P141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6c6ba2" style:font-name-asian="Times New Roman" style:font-size-asian="11pt" style:font-name-complex="Times New Roman"/>
    </style:style>
    <style:style style:name="P142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6cfdba" style:font-name-asian="Times New Roman" style:font-size-asian="11pt" style:font-name-complex="Times New Roman"/>
    </style:style>
    <style:style style:name="P143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6dcdf4" style:font-name-asian="Times New Roman" style:font-size-asian="11pt" style:font-name-complex="Times New Roman"/>
    </style:style>
    <style:style style:name="P144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7e13d4" style:font-name-asian="Times New Roman" style:font-size-asian="11pt" style:font-name-complex="Times New Roman"/>
    </style:style>
    <style:style style:name="P145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9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4pt" fo:font-weight="bold" officeooo:rsid="007c02d5" officeooo:paragraph-rsid="001effe8" style:font-size-asian="14pt" style:font-weight-asian="bold" style:font-weight-complex="bold"/>
    </style:style>
    <style:style style:name="P150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13e16" officeooo:paragraph-rsid="00493fde" style:font-size-asian="11pt" style:font-weight-asian="normal" style:font-weight-complex="normal"/>
    </style:style>
    <style:style style:name="P151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52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423804" fo:background-color="#ffffff" style:font-name-asian="Calibri" style:font-size-asian="11pt" style:font-name-complex="Calibri"/>
    </style:style>
    <style:style style:name="P153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6d5a06" fo:background-color="#ffffff" style:font-name-asian="Calibri" style:font-size-asian="11pt" style:font-name-complex="Calibri"/>
    </style:style>
    <style:style style:name="P154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4654ca" fo:background-color="#ffffff" style:font-name-asian="Calibri" style:font-size-asian="11pt" style:font-name-complex="Calibri"/>
    </style:style>
    <style:style style:name="P155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3a12ba" fo:background-color="#ffffff" style:font-name-asian="Calibri" style:font-size-asian="11pt" style:font-name-complex="Calibri"/>
    </style:style>
    <style:style style:name="P156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157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95a6d" fo:background-color="#ffffff" style:font-name-asian="Calibri" style:font-size-asian="11pt" style:font-weight-asian="normal" style:font-name-complex="Calibri" style:font-size-complex="10pt" style:font-weight-complex="normal"/>
    </style:style>
    <style:style style:name="P158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fo:background-color="#ffffff" style:font-name-asian="Calibri" style:font-size-asian="11pt" style:font-weight-asian="normal" style:font-name-complex="Calibri" style:font-weight-complex="normal"/>
    </style:style>
    <style:style style:name="P159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2bbb2" officeooo:paragraph-rsid="0032bbb2" fo:background-color="#ffffff" style:font-name-asian="Calibri" style:font-size-asian="11pt" style:font-weight-asian="normal" style:font-name-complex="Calibri" style:font-weight-complex="normal"/>
    </style:style>
    <style:style style:name="P160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2bbb2" officeooo:paragraph-rsid="00415ab1" fo:background-color="#ffffff" style:font-name-asian="Calibri" style:font-size-asian="11pt" style:font-weight-asian="normal" style:font-name-complex="Calibri" style:font-weight-complex="normal"/>
    </style:style>
    <style:style style:name="P161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6b681" officeooo:paragraph-rsid="0036b681" fo:background-color="#ffffff" style:font-name-asian="Calibri" style:font-size-asian="11pt" style:font-weight-asian="normal" style:font-name-complex="Calibri" style:font-weight-complex="normal"/>
    </style:style>
    <style:style style:name="P162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eae1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3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3a12ba" fo:background-color="#ffffff" style:font-name-asian="Calibri" style:font-size-asian="11pt" style:font-weight-asian="normal" style:font-name-complex="Calibri" style:font-weight-complex="normal"/>
    </style:style>
    <style:style style:name="P164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5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6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8c3f6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7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2ce2" officeooo:paragraph-rsid="002e2ce2" style:font-name-asian="Calibri" style:font-size-asian="11pt" style:font-weight-asian="normal" style:font-name-complex="Calibri" style:font-size-complex="10pt" style:font-weight-complex="normal"/>
    </style:style>
    <style:style style:name="P168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d6400" officeooo:paragraph-rsid="002d6400" style:font-name-asian="Calibri" style:font-size-asian="11pt" style:font-weight-asian="normal" style:font-name-complex="Calibri" style:font-size-complex="10pt" style:font-weight-complex="normal"/>
    </style:style>
    <style:style style:name="P169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9ba7" officeooo:paragraph-rsid="002f9ba7" style:font-name-asian="Calibri" style:font-size-asian="11pt" style:font-weight-asian="normal" style:font-name-complex="Calibri" style:font-weight-complex="normal"/>
    </style:style>
    <style:style style:name="P170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style:font-name-asian="Calibri" style:font-size-asian="11pt" style:font-weight-asian="normal" style:font-name-complex="Calibri" style:font-weight-complex="normal"/>
    </style:style>
    <style:style style:name="P171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25f9b8" officeooo:paragraph-rsid="0023d4aa" fo:background-color="transparent" style:font-name-asian="Calibri1" style:font-name-complex="Calibri1"/>
    </style:style>
    <style:style style:name="P172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a85c" officeooo:paragraph-rsid="0023d4aa" fo:background-color="transparent" style:font-name-asian="Calibri1" style:font-name-complex="Calibri1"/>
    </style:style>
    <style:style style:name="P173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9cab" officeooo:paragraph-rsid="0023d4aa" fo:background-color="transparent" style:font-name-asian="Calibri1" style:font-name-complex="Calibri1"/>
    </style:style>
    <style:style style:name="P174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7e9636" officeooo:paragraph-rsid="0023d4aa" fo:background-color="transparent" style:font-name-asian="Calibri1" style:font-size-asian="11pt" style:font-weight-asian="bold" style:font-name-complex="Calibri1" style:font-weight-complex="bold"/>
    </style:style>
    <style:style style:name="P175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4c559a" officeooo:paragraph-rsid="004c559a" fo:background-color="transparent" style:font-name-asian="Calibri1" style:font-size-asian="11pt" style:font-weight-asian="bold" style:font-name-complex="Calibri1" style:font-weight-complex="bold"/>
    </style:style>
    <style:style style:name="P176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272b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7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5feef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8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75e1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9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b50198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80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7a73f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81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8ed43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82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18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859e07" style:font-size-asian="11pt"/>
    </style:style>
    <style:style style:name="P184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3a12ba" style:font-name-asian="Calibri" style:font-size-asian="11pt" style:font-weight-asian="normal" style:font-name-complex="Calibri" style:font-weight-complex="normal"/>
    </style:style>
    <style:style style:name="P185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63840b" style:font-name-asian="Calibri" style:font-size-asian="11pt" style:font-weight-asian="normal" style:font-name-complex="Calibri" style:font-weight-complex="normal"/>
    </style:style>
    <style:style style:name="P186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7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8" style:family="paragraph" style:parent-style-name="Standard" style:list-style-name="L12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89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0977a" officeooo:paragraph-rsid="0040aa1e" fo:background-color="#ffffff" style:font-name-asian="Calibri" style:font-size-asian="11pt" style:font-weight-asian="normal" style:font-name-complex="Calibri" style:font-weight-complex="normal"/>
    </style:style>
    <style:style style:name="P190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0977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91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be60e" officeooo:paragraph-rsid="003be60e" fo:background-color="#ffffff" style:font-name-asian="Calibri" style:font-size-asian="11pt" style:font-name-complex="Calibri"/>
    </style:style>
    <style:style style:name="P192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be60e" officeooo:paragraph-rsid="0063840b" fo:background-color="#ffffff" style:font-name-asian="Calibri" style:font-size-asian="11pt" style:font-name-complex="Calibri"/>
    </style:style>
    <style:style style:name="P193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3f40f3" fo:background-color="#ffffff" style:font-name-asian="Calibri" style:font-size-asian="11pt" style:font-name-complex="Calibri"/>
    </style:style>
    <style:style style:name="P194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63840b" fo:background-color="#ffffff" style:font-name-asian="Calibri" style:font-size-asian="11pt" style:font-name-complex="Calibri"/>
    </style:style>
    <style:style style:name="P195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14c97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9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10" style:family="text">
      <style:text-properties fo:color="#000000" style:font-name="Calibri" fo:font-size="11pt" officeooo:rsid="001fcfd0" fo:background-color="#ffffff" loext:char-shading-value="0" style:font-name-asian="Calibri" style:font-size-asian="11pt" style:font-name-complex="Calibri"/>
    </style:style>
    <style:style style:name="T11" style:family="text">
      <style:text-properties fo:color="#000000" style:font-name="Calibri" fo:font-size="11pt" style:font-name-asian="Calibri" style:font-size-asian="11pt" style:font-name-complex="Calibri"/>
    </style:style>
    <style:style style:name="T12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13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0pt" style:font-weight-complex="bold"/>
    </style:style>
    <style:style style:name="T14" style:family="text">
      <style:text-properties fo:color="#000000" style:font-name="Calibri" fo:font-size="11pt" fo:font-weight="bold" officeooo:rsid="002d2a15" style:font-name-asian="Calibri" style:font-size-asian="11pt" style:font-weight-asian="bold" style:font-name-complex="Calibri" style:font-size-complex="10pt" style:font-weight-complex="bold"/>
    </style:style>
    <style:style style:name="T15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6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7" style:family="text">
      <style:text-properties fo:color="#000000" style:font-name="Calibri" fo:font-size="11pt" fo:font-weight="normal" style:font-name-asian="Calibri" style:font-size-asian="11pt" style:font-weight-asian="normal" style:font-name-complex="Calibri" style:font-size-complex="10pt" style:font-weight-complex="normal"/>
    </style:style>
    <style:style style:name="T18" style:family="text">
      <style:text-properties fo:color="#000000" style:font-name="Calibri" fo:font-size="11pt" fo:font-weight="normal" officeooo:rsid="002d2a15" style:font-name-asian="Calibri" style:font-size-asian="11pt" style:font-weight-asian="normal" style:font-name-complex="Calibri" style:font-size-complex="10pt" style:font-weight-complex="normal"/>
    </style:style>
    <style:style style:name="T19" style:family="text">
      <style:text-properties fo:color="#000000" style:font-name="Calibri" fo:font-size="11pt" fo:font-weight="normal" officeooo:rsid="002e2ce2" style:font-name-asian="Calibri" style:font-size-asian="11pt" style:font-weight-asian="normal" style:font-name-complex="Calibri" style:font-size-complex="10pt" style:font-weight-complex="normal"/>
    </style:style>
    <style:style style:name="T20" style:family="text">
      <style:text-properties fo:color="#000000" style:font-name="Calibri" fo:font-size="11pt" fo:font-weight="normal" officeooo:rsid="004b91b9" style:font-name-asian="Calibri" style:font-size-asian="11pt" style:font-weight-asian="normal" style:font-name-complex="Calibri" style:font-size-complex="10pt" style:font-weight-complex="normal"/>
    </style:style>
    <style:style style:name="T21" style:family="text">
      <style:text-properties fo:color="#000000" style:font-name="Calibri" fo:font-size="11pt" fo:font-weight="normal" officeooo:rsid="004c559a" style:font-name-asian="Calibri" style:font-size-asian="11pt" style:font-weight-asian="normal" style:font-name-complex="Calibri" style:font-size-complex="10pt" style:font-weight-complex="normal"/>
    </style:style>
    <style:style style:name="T22" style:family="text">
      <style:text-properties fo:color="#000000" style:font-name="Calibri" fo:font-size="11pt" fo:font-weight="normal" officeooo:rsid="00313460" fo:background-color="#ffffff" loext:char-shading-value="0" style:font-name-asian="Calibri" style:font-size-asian="11pt" style:font-weight-asian="normal" style:font-name-complex="Calibri" style:font-weight-complex="normal"/>
    </style:style>
    <style:style style:name="T23" style:family="text">
      <style:text-properties fo:color="#000000" style:font-name="Calibri" fo:font-size="11pt" fo:font-weight="normal" officeooo:rsid="0032bbb2" fo:background-color="#ffffff" loext:char-shading-value="0" style:font-name-asian="Calibri" style:font-size-asian="11pt" style:font-weight-asian="normal" style:font-name-complex="Calibri" style:font-weight-complex="normal"/>
    </style:style>
    <style:style style:name="T24" style:family="text">
      <style:text-properties fo:color="#000000" style:font-name="Calibri" fo:font-size="11pt" fo:font-weight="normal" officeooo:rsid="0040977a" fo:background-color="#ffffff" loext:char-shading-value="0" style:font-name-asian="Calibri" style:font-size-asian="11pt" style:font-weight-asian="normal" style:font-name-complex="Calibri" style:font-weight-complex="normal"/>
    </style:style>
    <style:style style:name="T25" style:family="text">
      <style:text-properties fo:color="#000000" fo:font-size="11pt" fo:font-weight="normal" style:font-name-asian="Calibri" style:font-size-asian="11pt" style:font-weight-asian="normal" style:font-name-complex="Calibri" style:font-weight-complex="normal"/>
    </style:style>
    <style:style style:name="T26" style:family="text">
      <style:text-properties fo:color="#000000" fo:font-weight="normal" style:font-name-asian="Calibri" style:font-weight-asian="normal" style:font-name-complex="Calibri" style:font-weight-complex="normal"/>
    </style:style>
    <style:style style:name="T27" style:family="text">
      <style:text-properties fo:color="#000000" fo:background-color="#ffffff" loext:char-shading-value="0" style:font-name-asian="Calibri" style:font-name-complex="Calibri"/>
    </style:style>
    <style:style style:name="T28" style:family="text">
      <style:text-properties fo:color="#000000" officeooo:rsid="005711bc" fo:background-color="#ffffff" loext:char-shading-value="0" style:font-name-asian="Calibri" style:font-name-complex="Calibri"/>
    </style:style>
    <style:style style:name="T29" style:family="text">
      <style:text-properties fo:color="#000000" officeooo:rsid="008792dc" fo:background-color="#ffffff" loext:char-shading-value="0" style:font-name-asian="Calibri" style:font-name-complex="Calibri"/>
    </style:style>
    <style:style style:name="T30" style:family="text">
      <style:text-properties fo:font-size="11pt" style:font-size-asian="11pt"/>
    </style:style>
    <style:style style:name="T31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32" style:family="text">
      <style:text-properties style:font-name="Calibri" fo:font-size="11pt" style:font-size-asian="11pt"/>
    </style:style>
    <style:style style:name="T33" style:family="text">
      <style:text-properties style:font-name="Calibri" fo:font-size="11pt" style:font-size-asian="11pt" style:font-weight-complex="bold"/>
    </style:style>
    <style:style style:name="T34" style:family="text">
      <style:text-properties style:font-name="Calibri" fo:font-size="11pt" officeooo:rsid="001fcfd0" style:font-size-asian="11pt"/>
    </style:style>
    <style:style style:name="T35" style:family="text">
      <style:text-properties style:font-name="Calibri" fo:font-size="11pt" officeooo:rsid="006d5a06" style:font-size-asian="11pt"/>
    </style:style>
    <style:style style:name="T36" style:family="text">
      <style:text-properties style:font-name="Calibri" fo:font-size="11pt" officeooo:rsid="006dcdf4" style:font-size-asian="11pt"/>
    </style:style>
    <style:style style:name="T37" style:family="text">
      <style:text-properties style:font-name="Calibri" fo:font-size="11pt" officeooo:rsid="0081a67d" style:font-size-asian="11pt"/>
    </style:style>
    <style:style style:name="T38" style:family="text">
      <style:text-properties style:font-name="Calibri" fo:font-size="11pt" officeooo:rsid="008453ff" style:font-size-asian="11pt"/>
    </style:style>
    <style:style style:name="T39" style:family="text">
      <style:text-properties style:font-name="Calibri" fo:font-size="11pt" officeooo:rsid="0047f1f2" style:font-size-asian="11pt"/>
    </style:style>
    <style:style style:name="T40" style:family="text">
      <style:text-properties style:font-name="Calibri" fo:font-size="11pt" officeooo:rsid="00828d02" style:font-size-asian="11pt"/>
    </style:style>
    <style:style style:name="T41" style:family="text">
      <style:text-properties style:font-name="Calibri" fo:font-size="11pt" officeooo:rsid="00859e07" style:font-size-asian="11pt"/>
    </style:style>
    <style:style style:name="T42" style:family="text">
      <style:text-properties style:font-name="Calibri" fo:font-size="11pt" officeooo:rsid="0085f784" style:font-size-asian="11pt"/>
    </style:style>
    <style:style style:name="T43" style:family="text">
      <style:text-properties style:font-name="Calibri" fo:font-size="11pt" officeooo:rsid="008792dc" style:font-size-asian="11pt"/>
    </style:style>
    <style:style style:name="T44" style:family="text">
      <style:text-properties style:font-name="Calibri" fo:font-size="11pt" fo:font-weight="bold" style:font-size-asian="11pt" style:font-weight-asian="bold" style:font-weight-complex="bold"/>
    </style:style>
    <style:style style:name="T45" style:family="text">
      <style:text-properties style:font-name="Calibri" fo:font-size="11pt" fo:font-weight="bold" officeooo:rsid="003f43e1" style:font-size-asian="11pt" style:font-weight-asian="bold" style:font-weight-complex="bold"/>
    </style:style>
    <style:style style:name="T46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47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48" style:family="text">
      <style:text-properties style:font-name="Calibri" fo:font-size="11pt" fo:language="es" fo:country="MX" style:font-size-asian="11pt"/>
    </style:style>
    <style:style style:name="T49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50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51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52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53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54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55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56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57" style:family="text">
      <style:text-properties style:font-name="Calibri" fo:font-size="10pt" style:font-size-asian="10pt" style:font-size-complex="10pt"/>
    </style:style>
    <style:style style:name="T58" style:family="text">
      <style:text-properties officeooo:rsid="001fcfd0"/>
    </style:style>
    <style:style style:name="T59" style:family="text">
      <style:text-properties officeooo:rsid="002257b8"/>
    </style:style>
    <style:style style:name="T60" style:family="text">
      <style:text-properties officeooo:rsid="00a5feef"/>
    </style:style>
    <style:style style:name="T61" style:family="text">
      <style:text-properties officeooo:rsid="00a7a73f"/>
    </style:style>
    <style:style style:name="T62" style:family="text">
      <style:text-properties officeooo:rsid="00a8ed43"/>
    </style:style>
    <style:style style:name="T63" style:family="text">
      <style:text-properties officeooo:rsid="00955a22"/>
    </style:style>
    <style:style style:name="T64" style:family="text">
      <style:text-properties officeooo:rsid="002a8c41"/>
    </style:style>
    <style:style style:name="T65" style:family="text">
      <style:text-properties officeooo:rsid="002d2a15"/>
    </style:style>
    <style:style style:name="T66" style:family="text">
      <style:text-properties fo:font-weight="normal" officeooo:rsid="003f43e1" style:font-weight-asian="normal" style:font-weight-complex="normal"/>
    </style:style>
    <style:style style:name="T67" style:family="text">
      <style:text-properties fo:font-weight="normal" officeooo:rsid="004133d9" style:font-weight-asian="normal" style:font-weight-complex="normal"/>
    </style:style>
    <style:style style:name="T68" style:family="text">
      <style:text-properties officeooo:rsid="0032bbb2"/>
    </style:style>
    <style:style style:name="T69" style:family="text">
      <style:text-properties fo:font-style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weight-asian="normal" style:font-weight-complex="normal"/>
    </style:style>
    <style:style style:name="T72" style:family="text">
      <style:text-properties officeooo:rsid="0037303d"/>
    </style:style>
    <style:style style:name="T73" style:family="text">
      <style:text-properties officeooo:rsid="0040977a"/>
    </style:style>
    <style:style style:name="T74" style:family="text">
      <style:text-properties officeooo:rsid="004133d9"/>
    </style:style>
    <style:style style:name="T75" style:family="text">
      <style:text-properties officeooo:rsid="00423804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4a35c4"/>
    </style:style>
    <style:style style:name="T78" style:family="text">
      <style:text-properties style:font-weight-asian="normal" style:font-weight-complex="normal"/>
    </style:style>
    <style:style style:name="T79" style:family="text">
      <style:text-properties style:font-name="Calibri2" fo:font-size="11pt" officeooo:rsid="0097dcda" style:font-size-asian="11pt" style:font-size-complex="11pt"/>
    </style:style>
    <style:style style:name="T80" style:family="text">
      <style:text-properties style:font-name="Calibri2" fo:font-size="11pt" fo:font-style="italic" officeooo:rsid="0097dcda" style:font-size-asian="11pt" style:font-size-complex="11pt"/>
    </style:style>
    <style:style style:name="T81" style:family="text">
      <style:text-properties officeooo:rsid="00be9d5e"/>
    </style:style>
    <style:style style:name="T82" style:family="text">
      <style:text-properties officeooo:rsid="004c559a"/>
    </style:style>
    <style:style style:name="T83" style:family="text">
      <style:text-properties officeooo:rsid="004f7abb"/>
    </style:style>
    <style:style style:name="T84" style:family="text">
      <style:text-properties officeooo:rsid="004fc235"/>
    </style:style>
    <style:style style:name="T85" style:family="text">
      <style:text-properties officeooo:rsid="00529939"/>
    </style:style>
    <style:style style:name="T86" style:family="text">
      <style:text-properties officeooo:rsid="00546e1d"/>
    </style:style>
    <style:style style:name="T87" style:family="text">
      <style:text-properties officeooo:rsid="00548515"/>
    </style:style>
    <style:style style:name="T88" style:family="text">
      <style:text-properties officeooo:rsid="0058a399"/>
    </style:style>
    <style:style style:name="T89" style:family="text">
      <style:text-properties officeooo:rsid="005aa1b5"/>
    </style:style>
    <style:style style:name="T90" style:family="text">
      <style:text-properties officeooo:rsid="005caf7b"/>
    </style:style>
    <style:style style:name="T91" style:family="text">
      <style:text-properties officeooo:rsid="005d948f"/>
    </style:style>
    <style:style style:name="T92" style:family="text">
      <style:text-properties officeooo:rsid="005fdabf"/>
    </style:style>
    <style:style style:name="T93" style:family="text">
      <style:text-properties officeooo:rsid="00605030"/>
    </style:style>
    <style:style style:name="T94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5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6" style:family="text">
      <style:text-properties officeooo:rsid="0064e39f"/>
    </style:style>
    <style:style style:name="T97" style:family="text">
      <style:text-properties officeooo:rsid="00665bb5"/>
    </style:style>
    <style:style style:name="T98" style:family="text">
      <style:text-properties officeooo:rsid="006797dd"/>
    </style:style>
    <style:style style:name="T99" style:family="text">
      <style:text-properties officeooo:rsid="006982a2"/>
    </style:style>
    <style:style style:name="T100" style:family="text">
      <style:text-properties officeooo:rsid="006c439e"/>
    </style:style>
    <style:style style:name="T101" style:family="text">
      <style:text-properties officeooo:rsid="006cfdba"/>
    </style:style>
    <style:style style:name="T102" style:family="text">
      <style:text-properties officeooo:rsid="006d5a06"/>
    </style:style>
    <style:style style:name="T103" style:family="text">
      <style:text-properties officeooo:rsid="006dcdf4"/>
    </style:style>
    <style:style style:name="T104" style:family="text">
      <style:text-properties officeooo:rsid="007e13d4"/>
    </style:style>
    <style:style style:name="T105" style:family="text">
      <style:text-properties officeooo:rsid="007f9d53"/>
    </style:style>
    <style:style style:name="T106" style:family="text">
      <style:text-properties officeooo:rsid="00859e07"/>
    </style:style>
    <style:style style:name="T107" style:family="text">
      <style:text-properties officeooo:rsid="008792d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GF-0604 Procesamiento de datos geográficos</text:p>
      <text:p text:style-name="P93">Profesor: Manuel Vargas Del Valle</text:p>
      <text:p text:style-name="P74">Grupo: 002. Horario: K 13-14-15, J 7-8-9. Aula 213. Créditos: 4.</text:p>
      <text:p text:style-name="P96"><text:span text:style-name="Fuente_20_de_20_párrafo_20_predeter."><text:span text:style-name="T32">Horas totales semanales: </text:span></text:span><text:span text:style-name="Fuente_20_de_20_párrafo_20_predeter."><text:span text:style-name="T34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96"><text:span text:style-name="Fuente_20_de_20_párrafo_20_predeter."><text:span text:style-name="T32">Horario de atención al estudiantado: </text:span></text:span><text:span text:style-name="Fuente_20_de_20_párrafo_20_predeter."><text:span text:style-name="T34">L 13, K 16, M 16, J 10.</text:span></text:span></text:p>
      <text:p text:style-name="P96"><text:span text:style-name="Fuente_20_de_20_párrafo_20_predeter."><text:span text:style-name="T32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74">I ciclo lectivo 2022</text:p>
      <text:p text:style-name="P85"/>
      <text:p text:style-name="P85"/>
      <text:p text:style-name="P84">PROGRAMA DEL CURSO</text:p>
      <text:p text:style-name="P69"/>
      <text:p text:style-name="P70">1. DESCRIPCIÓN</text:p>
      <text:p text:style-name="P66"><text:span text:style-name="Fuente_20_de_20_párrafo_20_predeter."><text:span text:style-name="T32">Este es un curso introductorio al procesamiento de datos geográficos mediante el lenguaje de programación R. Se estudian los fundamentos de R, sus bibliotecas geoespaciales y sus capacidades para generar gráficos estadísticos. </text:span></text:span><text:span text:style-name="Fuente_20_de_20_párrafo_20_predeter."><text:span text:style-name="T41">También s</text:span></text:span><text:span text:style-name="Fuente_20_de_20_párrafo_20_predeter."><text:span text:style-name="T32">e utilizan herramientas para facilitar la reproducibilidad de los procedimientos y para su comunicación a través de </text:span></text:span><text:span text:style-name="Fuente_20_de_20_párrafo_20_predeter."><text:span text:style-name="T36">la</text:span></text:span><text:span text:style-name="Fuente_20_de_20_párrafo_20_predeter."><text:span text:style-name="T32"> </text:span></text:span><text:span text:style-name="Fuente_20_de_20_párrafo_20_predeter."><text:span text:style-name="T36">Internet</text:span></text:span><text:span text:style-name="Fuente_20_de_20_párrafo_20_predeter."><text:span text:style-name="T32"> y otros medios.</text:span></text:span></text:p>
      <text:p text:style-name="P66"><text:span text:style-name="Fuente_20_de_20_párrafo_20_predeter."><text:span text:style-name="T32"/></text:span></text:p>
      <text:p text:style-name="P66"><text:span text:style-name="Fuente_20_de_20_párrafo_20_predeter."><text:span text:style-name="T32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</text:span></text:span></text:p>
      <text:p text:style-name="P66"><text:span text:style-name="Fuente_20_de_20_párrafo_20_predeter."><text:span text:style-name="T32"/></text:span></text:p>
      <text:p text:style-name="P67"><text:span text:style-name="Fuente_20_de_20_párrafo_20_predeter."><text:span text:style-name="T35">Tanto las </text:span></text:span><text:span text:style-name="Fuente_20_de_20_párrafo_20_predeter."><text:span text:style-name="T37">lecciones</text:span></text:span><text:span text:style-name="Fuente_20_de_20_párrafo_20_predeter."><text:span text:style-name="T35"> teóricas como las prácticas se realiza</text:span></text:span><text:span text:style-name="Fuente_20_de_20_párrafo_20_predeter."><text:span text:style-name="T42">rán</text:span></text:span><text:span text:style-name="Fuente_20_de_20_párrafo_20_predeter."><text:span text:style-name="T35"> de manera presencial, con apoyo de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5">https://gf0604-procesamientodatosgeograficos.github.io/2022-i/</text:span></text:span></text:a><text:span text:style-name="Fuente_20_de_20_párrafo_20_predeter."><text:span text:style-name="T35">, así como en la plataforma Mediación Virtual de la Universidad de Costa Rica. </text:span></text:span></text:p>
      <text:p text:style-name="P65"/>
      <text:p text:style-name="P65"/>
      <text:p text:style-name="P97"><text:span text:style-name="Fuente_20_de_20_párrafo_20_predeter."><text:span text:style-name="T44">2. OBJETIVOS</text:span></text:span></text:p>
      <text:p text:style-name="P46">Al finalizar el curso, el estudiantado será capaz de:</text:p>
      <text:p text:style-name="P46"/>
      <text:list xml:id="list2014307402" text:style-name="L1">
        <text:list-item>
          <text:p text:style-name="P151">Desarrollar programas en el lenguaje de programación R, enfocados en el procesamiento de datos geo<text:span text:style-name="T75">espaciales</text:span>.</text:p>
        </text:list-item>
        <text:list-item>
          <text:p text:style-name="P151"><text:span text:style-name="T75">G</text:span>enerar gráficos estadísticos <text:span text:style-name="T75">mediante R</text:span>.</text:p>
        </text:list-item>
        <text:list-item>
          <text:p text:style-name="P154"><text:soft-page-break/>Integrar visualizaciones tabulares, gráficas y geoespaciales <text:span text:style-name="T90">de datos </text:span>en <text:span text:style-name="T90">documentos</text:span> y aplicaciones interactivas <text:span text:style-name="T103">desarrolladas con R </text:span><text:span text:style-name="T106">y R Markdown</text:span>.</text:p>
        </text:list-item>
        <text:list-item>
          <text:p text:style-name="P152"><text:span text:style-name="T75">Desarrollar </text:span><text:span text:style-name="T103">en R </text:span><text:span text:style-name="T75">soluciones reproducibles </text:span><text:span text:style-name="T107">y repetibles </text:span><text:span text:style-name="T75">a problemas computacionales.</text:span></text:p>
        </text:list-item>
        <text:list-item>
          <text:p text:style-name="P182"><text:span text:style-name="T28">Aprender</text:span><text:span text:style-name="T27"> herramientas, protocolos </text:span><text:span text:style-name="T29">y estándares </text:span><text:span text:style-name="T27">para compartir y documentar programas y sus resultados.</text:span></text:p>
        </text:list-item>
        <text:list-item>
          <text:p text:style-name="P153">Aplicar los conocimientos de programación y visualización en diversos escenarios <text:span text:style-name="T107">de procesamiento de datos </text:span>sociales y ambientales.</text:p>
        </text:list-item>
      </text:list>
      <text:p text:style-name="P46"/>
      <text:p text:style-name="P46"/>
      <text:p text:style-name="P87"><text:span text:style-name="Fuente_20_de_20_párrafo_20_predeter."><text:span text:style-name="T44">3. CONTENIDO DEL CURSO</text:span></text:span></text:p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53344136320">
          <table:table-cell table:style-name="Table2.A1" office:value-type="string">
            <text:p text:style-name="P79">SEMANA</text:p>
          </table:table-cell>
          <table:table-cell table:style-name="Table2.A1" office:value-type="string">
            <text:p text:style-name="P78">CONTENIDO</text:p>
          </table:table-cell>
          <table:table-cell table:style-name="Table2.A1" office:value-type="string">
            <text:p text:style-name="P78">LECTURA OBLIGATORIA</text:p>
          </table:table-cell>
        </table:table-row>
        <table:table-row table:style-name="TableLine93953345855888">
          <table:table-cell table:style-name="Table2.A2" table:number-columns-spanned="3" office:value-type="string">
            <text:p text:style-name="P90"/>
            <text:p text:style-name="P92">1. INTRODUCCIÓN A LA PROGRAMACIÓN DE COMPUTADORAS</text:p>
            <text:p text:style-name="P90"/>
          </table:table-cell>
          <table:covered-table-cell/>
          <table:covered-table-cell/>
        </table:table-row>
        <table:table-row table:style-name="TableLine93953345856720">
          <table:table-cell table:style-name="Table2.A3" office:value-type="string">
            <text:p text:style-name="P88"/>
            <text:p text:style-name="P88">I</text:p>
            <text:p text:style-name="P88">(28 de marzo – 1 de abril)</text:p>
          </table:table-cell>
          <table:table-cell table:style-name="Table2.A3" office:value-type="string">
            <text:p text:style-name="P12"/>
            <text:p text:style-name="P12">Entrega y discusión de<text:span text:style-name="T59">l</text:span> programa de<text:span text:style-name="T59">l</text:span> curso</text:p>
            <text:p text:style-name="P12"/>
            <text:p text:style-name="P53">Introducción al pensamiento computacional</text:p>
            <text:p text:style-name="P51"/>
            <text:list xml:id="list604822928" text:style-name="L2">
              <text:list-item>
                <text:p text:style-name="P171">Conceptos fundamentales del pensamiento computacional</text:p>
              </text:list-item>
              <text:list-item>
                <text:p text:style-name="P172">Arquitectura de computadoras</text:p>
              </text:list-item>
              <text:list-item>
                <text:p text:style-name="P173">Representación de información <text:span text:style-name="T82">en computadoras</text:span></text:p>
              </text:list-item>
              <text:list-item>
                <text:p text:style-name="P174">Lenguajes de programación</text:p>
                <text:list>
                  <text:list-item>
                    <text:p text:style-name="P175">Scratch: <text:span text:style-name="T88">lenguaje para aprendizaje de programación</text:span></text:p>
                  </text:list-item>
                </text:list>
                <text:p text:style-name="P174"/>
              </text:list-item>
            </text:list>
          </table:table-cell>
          <table:table-cell table:style-name="Table2.A3" office:value-type="string">
            <text:p text:style-name="P57"><text:span text:style-name="Fuente_20_de_20_párrafo_20_predeter."><text:span text:style-name="T20"/></text:span></text:p>
            <text:p text:style-name="P57"><text:span text:style-name="Fuente_20_de_20_párrafo_20_predeter."><text:span text:style-name="T20">Jeannette M. </text:span></text:span><text:span text:style-name="Fuente_20_de_20_párrafo_20_predeter."><text:span text:style-name="T17">Wing (2006, p</text:span></text:span><text:span text:style-name="Fuente_20_de_20_párrafo_20_predeter."><text:span text:style-name="T21">p</text:span></text:span><text:span text:style-name="Fuente_20_de_20_párrafo_20_predeter."><text:span text:style-name="T17">. 33-35</text:span></text:span><text:span text:style-name="Fuente_20_de_20_párrafo_20_predeter."><text:span text:style-name="T21">)</text:span></text:span></text:p>
            <text:p text:style-name="P57"><text:span text:style-name="Fuente_20_de_20_párrafo_20_predeter."><text:span text:style-name="T13"/></text:span></text:p>
            <text:p text:style-name="P57"/>
          </table:table-cell>
        </table:table-row>
        <table:table-row table:style-name="TableLine93953345858752">
          <table:table-cell table:style-name="Table2.A2" office:value-type="string">
            <text:p text:style-name="P88"/>
            <text:p text:style-name="P88">II</text:p>
            <text:p text:style-name="P88">(4 - 8 de abril)</text:p>
          </table:table-cell>
          <table:table-cell table:style-name="Table2.A2" office:value-type="string">
            <text:p text:style-name="P54"/>
            <text:p text:style-name="P54">Interacción entre humanos y computadoras</text:p>
            <text:p text:style-name="P52"/>
            <text:list xml:id="list2055207456" text:style-name="L3">
              <text:list-item>
                <text:p text:style-name="P176"><text:span text:style-name="T60">Interfaces </text:span><text:span text:style-name="T61">humano-computador</text:span></text:p>
                <text:list>
                  <text:list-item>
                    <text:p text:style-name="P177">Interfaces gráficas <text:span text:style-name="T61">de usuario (GUI)</text:span></text:p>
                    <text:list>
                      <text:list-item>
                        <text:p text:style-name="P177">QGIS: sistema de información geográfica de escritorio</text:p>
                      </text:list-item>
                    </text:list>
                  </text:list-item>
                  <text:list-item>
                    <text:p text:style-name="P178">Interfaces de línea de comandos <text:span text:style-name="T61">(CLI)</text:span></text:p>
                    <text:list>
                      <text:list-item>
                        <text:p text:style-name="P179"><text:soft-page-break/>GDAL/OGR: <text:span text:style-name="T62">biblioteca</text:span> para <text:span text:style-name="T63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180">Interfaces programa-<text:span text:style-name="T62">programa</text:span>:</text:p>
                <text:list>
                  <text:list-item>
                    <text:p text:style-name="P180">Interfaces de programación de aplicaciones (API)</text:p>
                    <text:list>
                      <text:list-item>
                        <text:p text:style-name="P181">Interfaces tipo REST (ej. GBIF, OpenStreetMap)</text:p>
                        <text:p text:style-name="P181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14"/>
            <text:p text:style-name="P40">Edzer Pebesma et al. (2016)</text:p>
            <text:p text:style-name="P40"/>
            <text:p text:style-name="P40">Ujaval Gandhi <text:span text:style-name="T84">(2020)</text:span></text:p>
            <text:p text:style-name="P40"/>
            <text:p text:style-name="P40"/>
          </table:table-cell>
        </table:table-row>
        <table:table-row table:style-name="TableLine93953345861168">
          <table:table-cell table:style-name="Table2.A2" office:value-type="string">
            <text:p text:style-name="P89"/>
            <text:p text:style-name="P89">Semana santa</text:p>
            <text:p text:style-name="P89">(11-15 de abril)</text:p>
            <text:p text:style-name="P89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100"/>
          </table:table-cell>
        </table:table-row>
        <table:table-row table:style-name="TableLine93953345862208">
          <table:table-cell table:style-name="Table2.A3" office:value-type="string">
            <text:p text:style-name="P88"/>
            <text:p text:style-name="P88">III</text:p>
            <text:p text:style-name="P88">(17-22 de abril)</text:p>
          </table:table-cell>
          <table:table-cell table:style-name="Table2.A3" office:value-type="string">
            <text:p text:style-name="P17"/>
            <text:p text:style-name="P58"><text:span text:style-name="T15">Herramientas para investigación reproducible y </text:span><text:span text:style-name="T16">desarrollo</text:span><text:span text:style-name="T15"> colaborativo </text:span><text:span text:style-name="T16">de programas</text:span></text:p>
            <text:p text:style-name="P26"/>
            <text:list xml:id="list1175812356" text:style-name="L4">
              <text:list-item>
                <text:p text:style-name="P157">Reproducibilidad y repetibilidad</text:p>
              </text:list-item>
              <text:list-item>
                <text:p text:style-name="P157">Markdown: lenguaje <text:span text:style-name="T91">ligero </text:span>de marcado <text:span text:style-name="T91">para comunicación científica</text:span></text:p>
              </text:list-item>
              <text:list-item>
                <text:p text:style-name="P157">Git: <text:span text:style-name="T64">sistema de control de versiones</text:span></text:p>
                <text:p text:style-name="P157"/>
              </text:list-item>
            </text:list>
          </table:table-cell>
          <table:table-cell table:style-name="Table2.A3" office:value-type="string">
            <text:p text:style-name="P39"/>
            <text:p text:style-name="P124"><text:span text:style-name="T89">Ihechikara Vincent Abba</text:span> <text:span text:style-name="T83">(20</text:span><text:span text:style-name="T89">21</text:span><text:span text:style-name="T83">)</text:span></text:p>
            <text:p text:style-name="P124"/>
            <text:p text:style-name="P125">Markdown Tutorial (s.f.)</text:p>
          </table:table-cell>
        </table:table-row>
        <table:table-row table:style-name="TableLine93953345863120">
          <table:table-cell table:style-name="Table2.A2" table:number-columns-spanned="3" office:value-type="string">
            <text:p text:style-name="P91"/>
            <text:p text:style-name="P91">2. El LENGUAJE DE PROGRAMACIÓN R</text:p>
            <text:p text:style-name="P91"/>
          </table:table-cell>
          <table:covered-table-cell/>
          <table:covered-table-cell/>
        </table:table-row>
        <table:table-row table:style-name="TableLine93953345864240">
          <table:table-cell table:style-name="Table2.A3" office:value-type="string">
            <text:p text:style-name="P88"/>
            <text:p text:style-name="P88">IV</text:p>
            <text:p text:style-name="P56"><text:span text:style-name="Fuente_20_de_20_párrafo_20_predeter."><text:span text:style-name="T26">Semana universitaria</text:span></text:span></text:p>
            <text:p text:style-name="P88">(25 - 29 de abril)</text:p>
            <text:p text:style-name="P55"><text:span text:style-name="Fuente_20_de_20_párrafo_20_predeter."><text:span text:style-name="T25"/></text:span></text:p>
          </table:table-cell>
          <table:table-cell table:style-name="Table2.A3" office:value-type="string">
            <text:p text:style-name="P59"><text:span text:style-name="Fuente_20_de_20_párrafo_20_predeter."><text:span text:style-name="T14"/></text:span></text:p>
            <text:p text:style-name="P59"><text:span text:style-name="Fuente_20_de_20_párrafo_20_predeter."><text:span text:style-name="T14">Conceptos básicos de R</text:span></text:span></text:p>
            <text:p text:style-name="P59"><text:span text:style-name="Fuente_20_de_20_párrafo_20_predeter."><text:span text:style-name="T18"/></text:span></text:p>
            <text:list xml:id="list3077539857" text:style-name="L5">
              <text:list-item>
                <text:p text:style-name="P186"><text:span text:style-name="Fuente_20_de_20_párrafo_20_predeter."><text:span text:style-name="T18">Características generales</text:span></text:span></text:p>
              </text:list-item>
              <text:list-item>
                <text:p text:style-name="P186"><text:span text:style-name="Fuente_20_de_20_párrafo_20_predeter."><text:span text:style-name="T18">Rstudio: ambiente de desarrollo integrado para R</text:span></text:span></text:p>
              </text:list-item>
              <text:list-item>
                <text:p text:style-name="P186"><text:span text:style-name="Fuente_20_de_20_párrafo_20_predeter."><text:span text:style-name="T18">Tipos de datos, operadores y variables</text:span></text:span></text:p>
              </text:list-item>
              <text:list-item>
                <text:p text:style-name="P186"><text:span text:style-name="Fuente_20_de_20_párrafo_20_predeter."><text:span text:style-name="T18">Funciones </text:span></text:span><text:span text:style-name="Fuente_20_de_20_párrafo_20_predeter."><text:span text:style-name="T19">y p</text:span></text:span><text:span text:style-name="Fuente_20_de_20_párrafo_20_predeter."><text:span text:style-name="T18">aquetes</text:span></text:span></text:p>
                <text:p text:style-name="P186"><text:span text:style-name="Fuente_20_de_20_párrafo_20_predeter."><text:span text:style-name="T18"/></text:span></text:p>
              </text:list-item>
            </text:list>
          </table:table-cell>
          <table:table-cell table:style-name="Table2.A3" office:value-type="string">
            <text:p text:style-name="P14"/>
            <text:p text:style-name="P41">Garret Grolemund et al. (2014, capítulos 1-8)</text:p>
          </table:table-cell>
        </table:table-row>
        <table:table-row table:style-name="TableLine93953345865040">
          <table:table-cell table:style-name="Table2.A3" office:value-type="string">
            <text:p text:style-name="P80"/>
            <text:p text:style-name="P80">V</text:p>
            <text:p text:style-name="P86"><text:span text:style-name="Fuente_20_de_20_párrafo_20_predeter."><text:span text:style-name="T57">(2 - 6 de mayo)</text:span></text:span></text:p>
          </table:table-cell>
          <table:table-cell table:style-name="Table2.A3" office:value-type="string">
            <text:p text:style-name="P15"><text:span text:style-name="Fuente_20_de_20_párrafo_20_predeter."/></text:p>
            <text:p text:style-name="P15"><text:span text:style-name="Fuente_20_de_20_párrafo_20_predeter."><text:span text:style-name="T65">Conceptos básicos de R</text:span></text:span></text:p>
            <text:p text:style-name="P37"/>
            <text:list xml:id="list188274258" text:style-name="L6">
              <text:list-item>
                <text:p text:style-name="P167">Definición de funciones</text:p>
              </text:list-item>
              <text:list-item>
                <text:p text:style-name="P168">Condicionales</text:p>
              </text:list-item>
              <text:list-item>
                <text:p text:style-name="P168">Ciclos</text:p>
                <text:p text:style-name="P168"/>
              </text:list-item>
            </text:list>
          </table:table-cell>
          <table:table-cell table:style-name="Table2.A3" office:value-type="string">
            <text:p text:style-name="P27"/>
            <text:p text:style-name="P27">Garret Grolemund et al. (2014, capítulos 9-12)</text:p>
          </table:table-cell>
        </table:table-row>
        <table:table-row table:style-name="TableLine93953345865920">
          <table:table-cell table:style-name="Table2.A3" office:value-type="string">
            <text:p text:style-name="P80"/>
            <text:p text:style-name="P80"><text:soft-page-break/>VI</text:p>
            <text:p text:style-name="P80">(9 al 13 de mayo)</text:p>
          </table:table-cell>
          <table:table-cell table:style-name="Table2.A3" office:value-type="string">
            <text:p text:style-name="P13"/>
            <text:p text:style-name="P13"><text:soft-page-break/>R Markdown</text:p>
            <text:p text:style-name="P43"/>
            <text:list xml:id="list1370416431" text:style-name="L7">
              <text:list-item>
                <text:p text:style-name="P169">Sintaxis</text:p>
              </text:list-item>
              <text:list-item>
                <text:p text:style-name="P170">Paquetes para el desarrollo de documentos R Markdown</text:p>
                <text:p text:style-name="P170"/>
              </text:list-item>
            </text:list>
          </table:table-cell>
          <table:table-cell table:style-name="Table2.A3" office:value-type="string">
            <text:p text:style-name="P38"/>
            <text:p text:style-name="P38"><text:soft-page-break/>Yihui Xie <text:span text:style-name="T85">et al. (2018, </text:span><text:span text:style-name="T86">capítulos 1-3, 10</text:span><text:span text:style-name="T85">)</text:span></text:p>
          </table:table-cell>
        </table:table-row>
        <table:table-row table:style-name="TableLine93953345866880">
          <table:table-cell table:style-name="Table2.A3" office:value-type="string">
            <text:p text:style-name="P80"/>
            <text:p text:style-name="P80">VII </text:p>
            <text:p text:style-name="P80">(16 - 20 de mayo)</text:p>
          </table:table-cell>
          <table:table-cell table:style-name="Table2.A3" office:value-type="string">
            <text:p text:style-name="P18"/>
            <text:p text:style-name="P18">Tidyverse: <text:span text:style-name="T68">colección de paquetes para ciencia de datos</text:span></text:p>
            <text:p text:style-name="P34"/>
            <text:list xml:id="list889615714" text:style-name="L8">
              <text:list-item>
                <text:p text:style-name="P158"><text:span text:style-name="T68">D</text:span>atos <text:span text:style-name="T70">tidy</text:span></text:p>
              </text:list-item>
              <text:list-item>
                <text:p text:style-name="P158">La colección de paquetes de Tidyverse</text:p>
                <text:list>
                  <text:list-item>
                    <text:p text:style-name="P187"><text:span text:style-name="T22">dplyr: </text:span><text:span text:style-name="T24">paquete con </text:span><text:span text:style-name="T23">gramática para manipulación de datos</text:span></text:p>
                  </text:list-item>
                  <text:list-item>
                    <text:p text:style-name="P159">ggplot2: <text:span text:style-name="T73">paquete para </text:span>creación declarativa de gráficos <text:span text:style-name="T73">estadísticos</text:span></text:p>
                  </text:list-item>
                  <text:list-item>
                    <text:p text:style-name="P159">Otros paquetes</text:p>
                    <text:p text:style-name="P159"/>
                  </text:list-item>
                </text:list>
              </text:list-item>
            </text:list>
          </table:table-cell>
          <table:table-cell table:style-name="Table2.A3" office:value-type="string">
            <text:p text:style-name="P16"/>
            <text:p text:style-name="P28">Hadley Wickham et al. (2017, capítulos 1-12)</text:p>
            <text:p text:style-name="P32"/>
            <text:p text:style-name="P33"/>
          </table:table-cell>
        </table:table-row>
        <table:table-row table:style-name="TableLine93953345867840">
          <table:table-cell table:style-name="Table2.A3" table:number-columns-spanned="3" office:value-type="string">
            <text:p text:style-name="P81"/>
            <text:p text:style-name="P81">3. GRAFICACIÓN <text:span text:style-name="T73">ESTADÍSTICA </text:span>EN R</text:p>
            <text:p text:style-name="P81"/>
          </table:table-cell>
          <table:covered-table-cell/>
          <table:covered-table-cell/>
        </table:table-row>
        <table:table-row table:style-name="TableLine93953345869232">
          <table:table-cell table:style-name="Table2.A3" office:value-type="string">
            <text:p text:style-name="P80"/>
            <text:p text:style-name="P80">VIII</text:p>
            <text:p text:style-name="P80">(23 - 27 de mayo)</text:p>
          </table:table-cell>
          <table:table-cell table:style-name="Table2.A3" office:value-type="string">
            <text:p text:style-name="P19"/>
            <text:p text:style-name="P19">Paquetes de R para graficación <text:span text:style-name="T73">estadística</text:span></text:p>
            <text:p text:style-name="P35"/>
            <text:list xml:id="list1668913866" text:style-name="L9">
              <text:list-item>
                <text:p text:style-name="P161">graphics: paquete <text:span text:style-name="T72">base para graficación </text:span><text:span text:style-name="T73">estadística</text:span></text:p>
              </text:list-item>
              <text:list-item>
                <text:p text:style-name="P160">ggplot2: <text:span text:style-name="T73">paquete para </text:span>creación declarativa de gráficos <text:span text:style-name="T73">estadísticos</text:span></text:p>
              </text:list-item>
            </text:list>
            <text:p text:style-name="P35"/>
          </table:table-cell>
          <table:table-cell table:style-name="Table2.A3" office:value-type="string">
            <text:p text:style-name="P38"/>
            <text:p text:style-name="P29">Hadley Wickham (20<text:span text:style-name="T96">10</text:span>, <text:span text:style-name="T96">pp. 3-28</text:span>)</text:p>
            <text:p text:style-name="P42"/>
            <text:p text:style-name="P42">Winston Chang (2018, <text:span text:style-name="T87">capítulos 1-2</text:span>)</text:p>
          </table:table-cell>
        </table:table-row>
        <table:table-row table:style-name="TableLine93953345870032">
          <table:table-cell table:style-name="Table2.A3" office:value-type="string">
            <text:p text:style-name="P80"/>
            <text:p text:style-name="P80">IX</text:p>
            <text:p text:style-name="P80">(30 de mayo - 3 de junio)</text:p>
          </table:table-cell>
          <table:table-cell table:style-name="Table2.A3" office:value-type="string">
            <text:p text:style-name="P21"/>
            <text:p text:style-name="P20">Paquetes de R para graficación <text:span text:style-name="T73">estadística</text:span></text:p>
            <text:list xml:id="list153111630999510" text:continue-numbering="true" text:style-name="L9">
              <text:list-header>
                <text:p text:style-name="P162"/>
              </text:list-header>
              <text:list-item>
                <text:p text:style-name="P162">plotly: gráficos <text:span text:style-name="T73">estadísticos </text:span>para la Web</text:p>
              </text:list-item>
            </text:list>
            <text:list xml:id="list1553905556" text:style-name="L10">
              <text:list-item>
                <text:list>
                  <text:list-header>
                    <text:p text:style-name="P163"/>
                  </text:list-header>
                </text:list>
              </text:list-item>
            </text:list>
          </table:table-cell>
          <table:table-cell table:style-name="Table2.A3" office:value-type="string">
            <text:p text:style-name="P26"/>
            <text:p text:style-name="P31">Plotly (2022)</text:p>
          </table:table-cell>
        </table:table-row>
        <table:table-row table:style-name="TableLine93953345870992">
          <table:table-cell table:style-name="Table2.A3" table:number-columns-spanned="3" office:value-type="string">
            <text:p text:style-name="P82"/>
            <text:p text:style-name="P82">4. EL ECOSISTEMA GEOESPACIAL DE R</text:p>
            <text:p text:style-name="P82"/>
          </table:table-cell>
          <table:covered-table-cell/>
          <table:covered-table-cell/>
        </table:table-row>
        <table:table-row table:style-name="TableLine93953345871840">
          <table:table-cell table:style-name="Table2.A3" office:value-type="string">
            <text:p text:style-name="P80"/>
            <text:p text:style-name="P80">X</text:p>
            <text:p text:style-name="P80"><text:soft-page-break/>(6 - 10 de junio)</text:p>
          </table:table-cell>
          <table:table-cell table:style-name="Table2.A3" office:value-type="string">
            <text:p text:style-name="P23"/>
            <text:p text:style-name="P22">Introducción al manejo de datos <text:soft-page-break/>geoespaciales en R</text:p>
            <text:p text:style-name="P36"/>
            <text:list xml:id="list153111750433766" text:continue-numbering="true" text:style-name="L10">
              <text:list-item>
                <text:p text:style-name="P164">Modelos de datos geoespaciales</text:p>
                <text:list>
                  <text:list-item>
                    <text:p text:style-name="P164">El modelo vectorial</text:p>
                    <text:list>
                      <text:list-item>
                        <text:p text:style-name="P166">sf: paquete para manejo de datos vectoriales</text:p>
                      </text:list-item>
                    </text:list>
                  </text:list-item>
                  <text:list-item>
                    <text:p text:style-name="P164">El modelo raster</text:p>
                    <text:list>
                      <text:list-item>
                        <text:p text:style-name="P166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64">Visualización de datos geoespaciales</text:p>
                <text:list>
                  <text:list-item>
                    <text:p text:style-name="P164">leaflet: paquete para desarrollo de mapas para la Web</text:p>
                  </text:list-item>
                  <text:list-item>
                    <text:p text:style-name="P164">Otros paquetes</text:p>
                  </text:list-item>
                </text:list>
              </text:list-item>
            </text:list>
            <text:list xml:id="list4282789322" text:style-name="L11">
              <text:list-header>
                <text:p text:style-name="P155"/>
              </text:list-header>
            </text:list>
          </table:table-cell>
          <table:table-cell table:style-name="Table2.A3" office:value-type="string">
            <text:p text:style-name="P26"/>
            <text:p text:style-name="P30">Robin Lovelace et al. (2019, <text:soft-page-break/>capítulos 1-2)</text:p>
          </table:table-cell>
        </table:table-row>
        <table:table-row table:style-name="TableLine93953345872640">
          <table:table-cell table:style-name="Table2.A3" office:value-type="string">
            <text:p text:style-name="P80"/>
            <text:p text:style-name="P80">XI</text:p>
            <text:p text:style-name="P80">(13 - 17 de junio)</text:p>
          </table:table-cell>
          <table:table-cell table:style-name="Table2.A3" office:value-type="string">
            <text:p text:style-name="P8"/>
            <text:p text:style-name="P24">Operaciones con datos de atributos</text:p>
            <text:p text:style-name="P44"/>
            <text:list xml:id="list153112981240128" text:continue-numbering="true" text:style-name="L11">
              <text:list-item>
                <text:p text:style-name="P156">Datos vectoriales</text:p>
              </text:list-item>
              <text:list-item>
                <text:p text:style-name="P165">Datos raster</text:p>
              </text:list-item>
            </text:list>
            <text:list xml:id="list1778514472" text:style-name="L12">
              <text:list-header>
                <text:p text:style-name="P184"/>
              </text:list-header>
            </text:list>
          </table:table-cell>
          <table:table-cell table:style-name="Table2.A3" office:value-type="string">
            <text:p text:style-name="P26"/>
            <text:p text:style-name="P30">Robin Lovelace et al. (2019, capítulo 3)</text:p>
          </table:table-cell>
        </table:table-row>
        <table:table-row table:style-name="TableLine93953345873600">
          <table:table-cell table:style-name="Table2.A3" office:value-type="string">
            <text:p text:style-name="P80"/>
            <text:p text:style-name="P80">XII</text:p>
            <text:p text:style-name="P80">(20 - 24 de junio)</text:p>
          </table:table-cell>
          <table:table-cell table:style-name="Table2.A3" office:value-type="string">
            <text:p text:style-name="P108"/>
            <text:p text:style-name="P9">Operaciones con datos espaciales</text:p>
            <text:p text:style-name="P10"/>
            <text:list xml:id="list153112742073061" text:continue-numbering="true" text:style-name="L12">
              <text:list-item>
                <text:p text:style-name="P185">Datos vectoriales</text:p>
              </text:list-item>
              <text:list-item>
                <text:p text:style-name="P188">Datos raster</text:p>
              </text:list-item>
            </text:list>
            <text:list xml:id="list2561474253" text:style-name="L13">
              <text:list-header>
                <text:p text:style-name="P191"/>
              </text:list-header>
            </text:list>
          </table:table-cell>
          <table:table-cell table:style-name="Table2.A3" office:value-type="string">
            <text:p text:style-name="P104"/>
            <text:p text:style-name="P106">Robin Lovelace et al. (2019, capítulo 4)</text:p>
          </table:table-cell>
        </table:table-row>
        <table:table-row table:style-name="TableLine93953345874560">
          <table:table-cell table:style-name="Table2.A3" office:value-type="string">
            <text:p text:style-name="P80"/>
            <text:p text:style-name="P80">XIII</text:p>
            <text:p text:style-name="P80">(27 de junio - 1 de julio)</text:p>
          </table:table-cell>
          <table:table-cell table:style-name="Table2.A3" office:value-type="string">
            <text:p text:style-name="P110"/>
            <text:p text:style-name="P109">Operaciones con geometrías</text:p>
            <text:p text:style-name="P114"/>
            <text:list xml:id="list153112561894135" text:continue-numbering="true" text:style-name="L13">
              <text:list-item>
                <text:p text:style-name="P192">Datos vectoriales</text:p>
              </text:list-item>
              <text:list-item>
                <text:p text:style-name="P192">Datos raster</text:p>
              </text:list-item>
            </text:list>
            <text:list xml:id="list2155563070" text:style-name="L14">
              <text:list-header>
                <text:p text:style-name="P193"/>
              </text:list-header>
            </text:list>
          </table:table-cell>
          <table:table-cell table:style-name="Table2.A3" office:value-type="string">
            <text:p text:style-name="P104"/>
            <text:p text:style-name="P106">Robin Lovelace et al. (2019, capítulo 5)</text:p>
          </table:table-cell>
        </table:table-row>
        <table:table-row table:style-name="TableLine93953345875520">
          <table:table-cell table:style-name="Table2.A3" table:number-columns-spanned="3" office:value-type="string">
            <text:p text:style-name="P83"/>
            <text:p text:style-name="P83">5. VISUALIZACIÓN AVANZADA</text:p>
            <text:p text:style-name="P83"/>
          </table:table-cell>
          <table:covered-table-cell/>
          <table:covered-table-cell/>
        </table:table-row>
        <table:table-row table:style-name="TableLine93953345876368">
          <table:table-cell table:style-name="Table2.A3" office:value-type="string">
            <text:p text:style-name="P80"/>
            <text:p text:style-name="P80">XIV</text:p>
            <text:p text:style-name="P80">(4 - 8 de julio)</text:p>
          </table:table-cell>
          <table:table-cell table:style-name="Table2.A3" office:value-type="string">
            <text:p text:style-name="P112"/>
            <text:p text:style-name="P111"><text:span text:style-name="T74">Desarrollo de t</text:span>ableros de control</text:p>
            <text:p text:style-name="P115"/>
            <text:list xml:id="list153112090605383" text:continue-numbering="true" text:style-name="L14">
              <text:list-item>
                <text:p text:style-name="P194"><text:span text:style-name="T24">flexdashboard: </text:span><text:span text:style-name="T66">paquete para desarrollo de tableros de control </text:span><text:soft-page-break/><text:span text:style-name="T67">con R Markdown</text:span></text:p>
              </text:list-item>
            </text:list>
            <text:list xml:id="list942280181" text:style-name="L15">
              <text:list-header>
                <text:p text:style-name="P189"/>
              </text:list-header>
            </text:list>
          </table:table-cell>
          <table:table-cell table:style-name="Table2.A3" office:value-type="string">
            <text:p text:style-name="P104"/>
            <text:p text:style-name="P107">Paula Moraga (2019, capítulo 12)</text:p>
          </table:table-cell>
        </table:table-row>
        <table:table-row table:style-name="TableLine93953345877168">
          <table:table-cell table:style-name="Table2.A3" office:value-type="string">
            <text:p text:style-name="P80"/>
            <text:p text:style-name="P80">XV</text:p>
            <text:p text:style-name="P80">(11 - 15 de julio)</text:p>
          </table:table-cell>
          <table:table-cell table:style-name="Table2.A3" office:value-type="string">
            <text:p text:style-name="P102"/>
            <text:p text:style-name="P113"><text:span text:style-name="T74">Desarrollo de a</text:span>plicaciones interactivas</text:p>
            <text:p text:style-name="P113"/>
            <text:list xml:id="list153113036996080" text:continue-numbering="true" text:style-name="L15">
              <text:list-item>
                <text:p text:style-name="P190">shiny: paquete para desarrollo de aplicaciones interactivas</text:p>
              </text:list-item>
            </text:list>
          </table:table-cell>
          <table:table-cell table:style-name="Table2.A3" office:value-type="string">
            <text:p text:style-name="P104"/>
            <text:p text:style-name="P107">Paula Moraga (2019, capítulo<text:span text:style-name="T92">s</text:span> 1<text:span text:style-name="T92">3-14</text:span>)</text:p>
          </table:table-cell>
        </table:table-row>
        <table:table-row table:style-name="TableLine93953345878128">
          <table:table-cell table:style-name="Table2.A23" office:value-type="string">
            <text:p text:style-name="P80"/>
            <text:p text:style-name="P80">XVI</text:p>
            <text:p text:style-name="P80">(18 - 22 de julio)</text:p>
          </table:table-cell>
          <table:table-cell table:style-name="Table2.A23" office:value-type="string">
            <text:p text:style-name="P102"/>
            <text:p text:style-name="P103">Hospedaje de aplicaciones en la nube</text:p>
            <text:list xml:id="list1857214416" text:style-name="L16">
              <text:list-item>
                <text:p text:style-name="P195">shinyapps.io: plataforma para hospedaje de aplicaciones de datos.</text:p>
              </text:list-item>
            </text:list>
          </table:table-cell>
          <table:table-cell table:style-name="Table2.A23" office:value-type="string">
            <text:p text:style-name="P104"/>
            <text:p text:style-name="P105">Nata Berishvili <text:span text:style-name="T93">(2020)</text:span></text:p>
          </table:table-cell>
        </table:table-row>
        <table:table-row table:style-name="TableLine93953345880720">
          <table:table-cell table:style-name="Table2.A3" office:value-type="string">
            <text:p text:style-name="P80"/>
          </table:table-cell>
          <table:table-cell table:style-name="Table2.A3" office:value-type="string">
            <text:p text:style-name="P101"/>
          </table:table-cell>
          <table:table-cell table:style-name="Table2.A3" office:value-type="string">
            <text:p text:style-name="P99"/>
          </table:table-cell>
        </table:table-row>
      </table:table>
      <text:p text:style-name="P72"/>
      <text:p text:style-name="P73"/>
      <text:p text:style-name="P70">4. METODOLOGÍA</text:p>
      <text:p text:style-name="P60"><text:span text:style-name="T32">El curso se desarrolla</text:span><text:span text:style-name="T42">rá</text:span><text:span text:style-name="T32"> mediante clases teórico-prácticas </text:span><text:span text:style-name="T41">presenciales</text:span><text:span text:style-name="T32">. Los conceptos teóricos s</text:span><text:span text:style-name="T42">erán</text:span><text:span text:style-name="T41"> explicados</text:span><text:span text:style-name="T32"> por el profesor del curso </text:span><text:span text:style-name="T39">durante </text:span><text:span text:style-name="T42">las sesiones teóricas</text:span><text:span text:style-name="T39"> </text:span><text:span text:style-name="T32">y también a través de lecturas previamente asignadas. </text:span><text:span text:style-name="T42">Las sesiones prácticas se destina</text:span><text:span text:style-name="T43">rán</text:span><text:span text:style-name="T42"> a la realización de diferentes ejercicios de programación por parte de los estudiantes.</text:span></text:p>
      <text:p text:style-name="P6"/>
      <text:p text:style-name="P7">Los contenidos de las lecciones están disponibles en la plataforma Mediación Virtual y también en el sitio web del curso <text:span text:style-name="T103">(</text:span><text:a xlink:type="simple" xlink:href="https://gf0604-procesamientodatosgeograficos.github.io/2022-i/" text:style-name="Internet_20_link" text:visited-style-name="Visited_20_Internet_20_Link"><text:span text:style-name="T103">https://gf0604-procesamientodatosgeograficos.github.io/2022-i/</text:span></text:a><text:span text:style-name="T103">)</text:span>, en el que hay enlaces a la bibliografía y <text:span text:style-name="T107">a </text:span>otros recursos de aprendizaje como tutoriales y videos.</text:p>
      <text:p text:style-name="P7"/>
      <text:p text:style-name="P61"><text:span text:style-name="T38">Dada la disponibilidad</text:span><text:span text:style-name="T39"> de diversos recursos tecnológicos que la Universidad de Costa Rica pone a disposición para el proceso de aprendizaje del estudiantado, en e</text:span><text:span text:style-name="T43">ste</text:span><text:span text:style-name="T39"> curso se podrá hacer uso de herramientas tecnológicas que incluyen, </text:span><text:span text:style-name="T40">además de las ya mencionadas,</text:span><text:span text:style-name="T39"> herramientas de comunicación sincrónica en línea </text:span><text:span text:style-name="T40">(ej. Zoom)</text:span><text:span text:style-name="T39">. </text:span><text:span text:style-name="T41">Estas herramientas se utiliza</text:span><text:span text:style-name="T42">rán</text:span><text:span text:style-name="T41"> como apoyo a las clases presenciales y también en el caso de que, por fuerza mayor, la clase </text:span><text:span text:style-name="T42">deba ser impartida de manera </text:span><text:span text:style-name="T43">virtual</text:span><text:span text:style-name="T41">.</text:span></text:p>
      <text:p text:style-name="P183"/>
      <text:p text:style-name="P60"><text:span text:style-name="T32">Se recomienda a los estudiantes probar las diferentes herramientas y conceptos </text:span><text:span text:style-name="T42">fuera del tiempo de clase</text:span><text:span text:style-name="T32"> y aprovechar las lecciones </text:span><text:span text:style-name="T39">y las horas de consulta </text:span><text:span text:style-name="T32">para aclarar dudas.</text:span></text:p>
      <text:p text:style-name="P5"><text:soft-page-break/></text:p>
      <text:p text:style-name="P5"/>
      <text:p text:style-name="P70">5. EVALUACIÓN</text:p>
      <text:p text:style-name="P75">La evaluación incluye tres componentes:</text:p>
      <text:p text:style-name="P75"/>
      <text:p text:style-name="P98"><text:span text:style-name="T50">1. </text:span><text:span text:style-name="T46">Exámenes cortos.</text:span><text:span text:style-name="T50"> </text:span><text:span text:style-name="T52">Corresponden al </text:span><text:span text:style-name="T53">25</text:span><text:span text:style-name="T50">% de la calificación final. </text:span><text:span text:style-name="T54">Tienen como propósito principal evaluar las lecturas y los conceptos teóricos cubiertos en clase. </text:span><text:span text:style-name="T52">Las semanas estimadas de realización y las secciones de la tabla de contenidos del curso a evaluar en cada examen </text:span><text:span text:style-name="T56">corto </text:span><text:span text:style-name="T52">se presentan en </text:span><text:span text:style-name="T95">la</text:span><text:span text:style-name="T52"> siguente tabla:</text:span></text:p>
      <text:p text:style-name="P75"/>
      <text:p text:style-name="P76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953345884592">
          <table:table-cell table:style-name="Exámenescortos.A1" office:value-type="string">
            <text:p text:style-name="P145">Semana estimada de realización</text:p>
          </table:table-cell>
          <table:table-cell table:style-name="Exámenescortos.A1" office:value-type="string">
            <text:p text:style-name="P145">Secciones a evaluar</text:p>
          </table:table-cell>
          <table:table-cell table:style-name="Exámenescortos.A1" office:value-type="string">
            <text:p text:style-name="P148">Porcentaje de la calificación final del curso</text:p>
          </table:table-cell>
        </table:table-row>
        <table:table-row table:style-name="TableLine93953345889184">
          <table:table-cell table:style-name="Exámenescortos.A1" office:value-type="string">
            <text:p text:style-name="P135">II<text:span text:style-name="T101">I</text:span></text:p>
          </table:table-cell>
          <table:table-cell table:style-name="Exámenescortos.A1" office:value-type="string">
            <text:p text:style-name="P135">1</text:p>
          </table:table-cell>
          <table:table-cell table:style-name="Exámenescortos.A1" office:value-type="string">
            <text:p text:style-name="P144">5%</text:p>
          </table:table-cell>
        </table:table-row>
        <table:table-row table:style-name="TableLine93953345435088">
          <table:table-cell table:style-name="Exámenescortos.A1" office:value-type="string">
            <text:p text:style-name="P142">VIII</text:p>
          </table:table-cell>
          <table:table-cell table:style-name="Exámenescortos.A1" office:value-type="string">
            <text:p text:style-name="P141">2</text:p>
          </table:table-cell>
          <table:table-cell table:style-name="Exámenescortos.A1" office:value-type="string">
            <text:p text:style-name="P144">5%</text:p>
          </table:table-cell>
        </table:table-row>
        <table:table-row table:style-name="TableLine93953345882320">
          <table:table-cell table:style-name="Exámenescortos.A1" office:value-type="string">
            <text:p text:style-name="P142">X</text:p>
          </table:table-cell>
          <table:table-cell table:style-name="Exámenescortos.A1" office:value-type="string">
            <text:p text:style-name="P141">3</text:p>
          </table:table-cell>
          <table:table-cell table:style-name="Exámenescortos.A1" office:value-type="string">
            <text:p text:style-name="P144">5%</text:p>
          </table:table-cell>
        </table:table-row>
        <table:table-row table:style-name="TableLine93953345898112">
          <table:table-cell table:style-name="Exámenescortos.A1" office:value-type="string">
            <text:p text:style-name="P142">XIV</text:p>
          </table:table-cell>
          <table:table-cell table:style-name="Exámenescortos.A1" office:value-type="string">
            <text:p text:style-name="P141">4</text:p>
          </table:table-cell>
          <table:table-cell table:style-name="Exámenescortos.A1" office:value-type="string">
            <text:p text:style-name="P141"><text:span text:style-name="T104">5</text:span>%</text:p>
          </table:table-cell>
        </table:table-row>
        <table:table-row table:style-name="TableLine93953345904528">
          <table:table-cell table:style-name="Exámenescortos.A1" office:value-type="string">
            <text:p text:style-name="P138">XVI</text:p>
          </table:table-cell>
          <table:table-cell table:style-name="Exámenescortos.A1" office:value-type="string">
            <text:p text:style-name="P138">5</text:p>
          </table:table-cell>
          <table:table-cell table:style-name="Exámenescortos.A1" office:value-type="string">
            <text:p text:style-name="P144">5%</text:p>
          </table:table-cell>
        </table:table-row>
      </table:table>
      <text:p text:style-name="P76"/>
      <text:p text:style-name="P75">2. <text:span text:style-name="T76">Tareas programadas.</text:span> <text:span text:style-name="T102">Corresponden al </text:span>4<text:span text:style-name="T98">5</text:span>% de la calificación final <text:span text:style-name="T102">del curso</text:span>. <text:span text:style-name="T97">Consisten en ejercicios de programación que deben ser resueltos por los estudiantes fuera del tiempo de clase. </text:span><text:span text:style-name="T100">Las semanas estimadas de entrega, temas a cubrir y valor de cada tarea se presentan en la siguiente tabla:</text:span></text:p>
      <text:p text:style-name="P75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953345914608">
          <table:table-cell table:style-name="tareas.A1" office:value-type="string">
            <text:p text:style-name="P145">Semana estimada de entrega</text:p>
          </table:table-cell>
          <table:table-cell table:style-name="tareas.A1" office:value-type="string">
            <text:p text:style-name="P145">Tema <text:span text:style-name="T99">a desarrollar</text:span></text:p>
          </table:table-cell>
          <table:table-cell table:style-name="tareas.A1" office:value-type="string">
            <text:p text:style-name="P147">Porcentaje de la calificación final del curso</text:p>
          </table:table-cell>
        </table:table-row>
        <table:table-row table:style-name="TableLine93953345926464">
          <table:table-cell table:style-name="tareas.A1" office:value-type="string">
            <text:p text:style-name="P139">V</text:p>
          </table:table-cell>
          <table:table-cell table:style-name="tareas.A1" office:value-type="string">
            <text:p text:style-name="P143">Página web desarrollada en Markdown y publicada en Internet</text:p>
          </table:table-cell>
          <table:table-cell table:style-name="tareas.A1" office:value-type="string">
            <text:p text:style-name="P139">10%</text:p>
          </table:table-cell>
        </table:table-row>
        <table:table-row table:style-name="TableLine93953345926928">
          <table:table-cell table:style-name="tareas.A1" office:value-type="string">
            <text:p text:style-name="P139">X<text:span text:style-name="T101">I</text:span></text:p>
          </table:table-cell>
          <table:table-cell table:style-name="tareas.A1" office:value-type="string">
            <text:p text:style-name="P140"><text:span text:style-name="T103">Página web desarrollada en</text:span> R Markdown, con código en R que <text:span text:style-name="T101">procese datos y los presente en tablas y gráficos, </text:span><text:span text:style-name="T103">publicada en Internet</text:span></text:p>
          </table:table-cell>
          <table:table-cell table:style-name="tareas.A1" office:value-type="string">
            <text:p text:style-name="P139">15%</text:p>
          </table:table-cell>
        </table:table-row>
        <table:table-row table:style-name="TableLine93953345927680">
          <table:table-cell table:style-name="tareas.A1" office:value-type="string">
            <text:p text:style-name="P137">XV</text:p>
          </table:table-cell>
          <table:table-cell table:style-name="tareas.A1" office:value-type="string">
            <text:p text:style-name="P136">Tablero de control con visualizaciones tabulares, gráficas y geoespaciales, <text:span text:style-name="T103">publicado en Internet</text:span></text:p>
          </table:table-cell>
          <table:table-cell table:style-name="tareas.A1" office:value-type="string">
            <text:p text:style-name="P139">20%</text:p>
          </table:table-cell>
        </table:table-row>
      </table:table>
      <text:p text:style-name="P75"/>
      <text:p text:style-name="P98"><text:span text:style-name="T50">3. </text:span><text:span text:style-name="T46">Proyecto final.</text:span><text:span text:style-name="T50"> </text:span><text:span text:style-name="T55">Corresponden al </text:span><text:span text:style-name="T50">30% de la calificación final </text:span><text:span text:style-name="T55">del curso</text:span><text:span text:style-name="T50">. </text:span><text:span text:style-name="T94">Su objetivo es sintetizar</text:span><text:span text:style-name="T51"> los co</text:span><text:span text:style-name="T55">nocimientos y habilidades aprendidas durante</text:span><text:span text:style-name="T51"> el curso.</text:span></text:p>
      <text:p text:style-name="P150"/>
      <text:p text:style-name="P77"/>
      <table:table table:name="Table3" table:style-name="Table3">
        <table:table-column table:style-name="Table3.A" table:number-columns-repeated="3"/>
        <text:soft-page-break/>
        <table:table-row table:style-name="TableLine93953345936560">
          <table:table-cell table:style-name="Table3.A1" office:value-type="string">
            <text:p text:style-name="P146">Semana estimada de entrega</text:p>
          </table:table-cell>
          <table:table-cell table:style-name="Table3.A1" office:value-type="string">
            <text:p text:style-name="P146">Tema <text:span text:style-name="T99">a desarrollar</text:span></text:p>
          </table:table-cell>
          <table:table-cell table:style-name="Table3.A1" office:value-type="string">
            <text:p text:style-name="P148">Porcentaje de la calificación final del curso</text:p>
          </table:table-cell>
        </table:table-row>
        <table:table-row table:style-name="TableLine93953345941616">
          <table:table-cell table:style-name="Table3.A1" office:value-type="string">
            <text:p text:style-name="P137">Semana de evaluaciones finales</text:p>
            <text:p text:style-name="P137">(26-30 de julio)</text:p>
          </table:table-cell>
          <table:table-cell table:style-name="Table3.A1" office:value-type="string">
            <text:p text:style-name="P136">Tablero de control interactivo con visualizaciones tabulares, gráficas y geoespaciales, <text:span text:style-name="T103">publicado en Internet</text:span></text:p>
          </table:table-cell>
          <table:table-cell table:style-name="Table3.A1" office:value-type="string">
            <text:p text:style-name="P144">30%</text:p>
          </table:table-cell>
        </table:table-row>
      </table:table>
      <text:p text:style-name="P11"/>
      <text:p text:style-name="P71"/>
      <text:p text:style-name="P70">6. <text:s/>TRABAJO DE CAMPO</text:p>
      <text:p text:style-name="P95">Este curso no incluye trabajo de campo.</text:p>
      <text:p text:style-name="P94"/>
      <text:p text:style-name="P25"/>
      <text:p text:style-name="P97"><text:span text:style-name="Fuente_20_de_20_párrafo_20_predeter."><text:span text:style-name="T44">7. NORMATIVA DE INTERÉS <text:s/>(como primera instancia, el estudiantado puede acudir a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44">geografia@ucr.ac.cr</text:span></text:span></text:a><text:span text:style-name="Fuente_20_de_20_párrafo_20_predeter."><text:span text:style-name="T44"> o bien, al director de </text:span></text:span><text:span text:style-name="Fuente_20_de_20_párrafo_20_predeter."><text:span text:style-name="T45">la </text:span></text:span><text:span text:style-name="Fuente_20_de_20_párrafo_20_predeter."><text:span text:style-name="T44">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44">pascal.girotpignot@ucr.ac.cr</text:span></text:span></text:a><text:span text:style-name="Fuente_20_de_20_párrafo_20_predeter."><text:span text:style-name="T44">).</text:span></text:span></text:p>
      <text:p text:style-name="P70"/>
      <text:p text:style-name="P132"><text:span text:style-name="Fuente_20_de_20_párrafo_20_predeter."><text:span text:style-name="T33">El </text:span></text:span><text:span text:style-name="Fuente_20_de_20_párrafo_20_predeter."><text:span text:style-name="T44">Reglamento de Régimen Disciplinario del Personal Académico </text:span></text:span><text:span text:style-name="Fuente_20_de_20_párrafo_20_predeter."><text:span text:style-name="T33">establece mecanismos para resolver situaciones que afectan la excelencia en el ejercicio de la labor académica y en el desarrollo armonioso de los procesos institucionales.</text:span></text:span></text:p>
      <text:p text:style-name="P132"><text:span text:style-name="Fuente_20_de_20_párrafo_20_predeter."><text:span text:style-name="T33"/></text:span></text:p>
      <text:p text:style-name="P132"><text:span text:style-name="Fuente_20_de_20_párrafo_20_predeter."><text:span text:style-name="T33">El </text:span></text:span><text:span text:style-name="Fuente_20_de_20_párrafo_20_predeter."><text:span text:style-name="T44">Reglamento de Orden y Disciplina de los Estudiantes de la UCR</text:span></text:span><text:span text:style-name="Fuente_20_de_20_párrafo_20_predeter."><text:span text:style-name="T33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32"><text:span text:style-name="Fuente_20_de_20_párrafo_20_predeter."><text:span text:style-name="T33"/></text:span></text:p>
      <text:p text:style-name="P132"><text:span text:style-name="Fuente_20_de_20_párrafo_20_predeter."><text:span text:style-name="T33">El </text:span></text:span><text:span text:style-name="Fuente_20_de_20_párrafo_20_predeter."><text:span text:style-name="T44">Reglamento de Régimen Académico Estudiantil</text:span></text:span><text:span text:style-name="Fuente_20_de_20_párrafo_20_predeter."><text:span text:style-name="T33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32"><text:span text:style-name="Fuente_20_de_20_párrafo_20_predeter."><text:span text:style-name="T33"/></text:span></text:p>
      <text:p text:style-name="P132"><text:span text:style-name="Fuente_20_de_20_párrafo_20_predeter."><text:span text:style-name="T33">El </text:span></text:span><text:span text:style-name="Fuente_20_de_20_párrafo_20_predeter."><text:span text:style-name="T44">Reglamento de la Universidad de Costa Rica en contra del Hostigamiento Sexual </text:span></text:span><text:span text:style-name="Fuente_20_de_20_párrafo_20_predeter."><text:span text:style-name="T33">cubre a hombres y mujeres (docentes, administrativos y estudiantes). Esta norma </text:span></text:span><text:soft-page-break/><text:span text:style-name="Fuente_20_de_20_párrafo_20_predeter."><text:span text:style-name="T33">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32"><text:span text:style-name="Fuente_20_de_20_párrafo_20_predeter."><text:span text:style-name="T33"/></text:span></text:p>
      <text:p text:style-name="P132"><text:span text:style-name="Fuente_20_de_20_párrafo_20_predeter."><text:span text:style-name="T33">El </text:span></text:span><text:span text:style-name="Fuente_20_de_20_párrafo_20_predeter."><text:span text:style-name="T44">Reglamento del Servicio de Transportes</text:span></text:span><text:span text:style-name="Fuente_20_de_20_párrafo_20_predeter."><text:span text:style-name="T33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44">Normativa para salidas de campo de la Escuela de Geografía.</text:span></text:span></text:p>
      <text:p text:style-name="P132"><text:span text:style-name="Fuente_20_de_20_párrafo_20_predeter."><text:span text:style-name="T44"/></text:span></text:p>
      <text:p text:style-name="P132"><text:span text:style-name="Fuente_20_de_20_párrafo_20_predeter."><text:span text:style-name="T48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9"> Reglamento de orden y disciplina de los estudiantes de la Universidad de Costa Rica </text:span></text:span><text:span text:style-name="Fuente_20_de_20_párrafo_20_predeter."><text:span text:style-name="T48">(artículo 4 y ss.).</text:span></text:span></text:p>
      <text:p text:style-name="P134"/>
      <text:p text:style-name="P134">Para casos de emergencias, comun<text:span text:style-name="T77">íquese</text:span> al teléfono 2511-4911.</text:p>
      <text:p text:style-name="P134"/>
      <text:p text:style-name="P133">8. BIBLIOGRAFÍA</text:p>
      <text:p text:style-name="P130"/>
      <text:p text:style-name="P131"><text:span text:style-name="Fuente_20_de_20_párrafo_20_predeter."><text:span text:style-name="T47">Bibliografía obligatoria</text:span></text:span></text:p>
      <text:p text:style-name="P120">Abba, I. V. (2021). <text:span text:style-name="T69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20"/>
      <text:p text:style-name="P120">Berishvili, N. (2020). <text:span text:style-name="T69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20"/>
      <text:p text:style-name="P122">Chang, W. (2018). <text:span text:style-name="T69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22"/>
      <text:p text:style-name="P122"><text:soft-page-break/>Gandhi, U. (2020). <text:span text:style-name="T69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122"/>
      <text:p text:style-name="P122">Grolemund, G., &amp; Wickham, H. (2014). <text:span text:style-name="T69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22"/>
      <text:p text:style-name="P123">Lovelace, R., Nowosad, J., &amp; Münchow, J. (2019). <text:span text:style-name="T69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23"/>
      <text:p text:style-name="P123"><text:span text:style-name="T71">Markdown Tutorial</text:span><text:span text:style-name="T78">. (s. f.). Recuperado 19 de marzo de 2022, de </text:span><text:a xlink:type="simple" xlink:href="https://www.markdowntutorial.com/" text:style-name="Internet_20_link" text:visited-style-name="Visited_20_Internet_20_Link"><text:span text:style-name="T78">https://www.markdowntutorial.com/</text:span></text:a></text:p>
      <text:p text:style-name="P118"/>
      <text:p text:style-name="P123"><text:span text:style-name="T78">Pebesma, E., Wagner, W., Verbesselt, J., Goor, E., Briese, C., &amp; Neteler, M. (2016). </text:span><text:span text:style-name="T71">OpenEO: a GDAL for Earth Observation Analytics</text:span><text:span text:style-name="T78">. </text:span><text:a xlink:type="simple" xlink:href="https://r-spatial.org/2016/11/29/openeo.html" text:style-name="Internet_20_link" text:visited-style-name="Visited_20_Internet_20_Link"><text:span text:style-name="T78">https://r-spatial.org/2016/11/29/openeo.html</text:span></text:a></text:p>
      <text:p text:style-name="P128"/>
      <text:p text:style-name="P126">Plotly. (2022). <text:span text:style-name="T69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26"/>
      <text:p text:style-name="P126">Wickham, H. (2010). A Layered Grammar of Graphics. <text:span text:style-name="T69">Journal of Computational and Graphical Statistics</text:span>, <text:span text:style-name="T69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26"/>
      <text:p text:style-name="P126">Wickham, H. (2014). Tidy Data. <text:span text:style-name="T69">Journal of Statistical Software</text:span>, <text:span text:style-name="T69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26"/>
      <text:p text:style-name="P119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81">https://r4ds.had.co.nz/</text:span></text:a></text:p>
      <text:p text:style-name="P126"/>
      <text:p text:style-name="P126">Wing, J. M. (2006). Computational thinking. <text:span text:style-name="T69">Communications of the ACM</text:span>, <text:span text:style-name="T69">49</text:span>(3), 33-35. <text:a xlink:type="simple" xlink:href="https://doi.org/10.1145/1118178.1118215" text:style-name="Internet_20_link" text:visited-style-name="Visited_20_Internet_20_Link">https://doi.org/10.1145/1118178.1118215</text:a>. <text:span text:style-name="T105">Disponible en </text:span><text:a xlink:type="simple" xlink:href="https://www.cs.cmu.edu/~15110-s13/Wing06-ct.pdf" text:style-name="Internet_20_link" text:visited-style-name="Visited_20_Internet_20_Link"><text:span text:style-name="T105">https://www.cs.cmu.edu/~15110-s13/Wing06-ct.pdf</text:span></text:a><text:span text:style-name="T105">. </text:span></text:p>
      <text:p text:style-name="P127"/>
      <text:p text:style-name="P129"><text:span text:style-name="T79">Xie, Y., Allaire, J. J., &amp; Grolemund, G. (2018). </text:span><text:span text:style-name="T80">R Markdown: The definitive guide</text:span><text:span text:style-name="T79">. CRC Press. </text:span><text:a xlink:type="simple" xlink:href="https://bookdown.org/yihui/rmarkdown/" text:style-name="Internet_20_link" text:visited-style-name="Visited_20_Internet_20_Link"><text:span text:style-name="T79">https://bookdown.org/yihui/rmarkdown/</text:span></text:a></text:p>
      <text:p text:style-name="P127"/>
      <text:p text:style-name="P129"><text:span text:style-name="Fuente_20_de_20_párrafo_20_predeter."><text:span text:style-name="T47"/></text:span></text:p>
      <text:p text:style-name="P132"><text:span text:style-name="Fuente_20_de_20_párrafo_20_predeter."><text:span text:style-name="T44">Bibliografía complementaria</text:span></text:span></text:p>
      <text:p text:style-name="P47">Atlan. (s. f.). <text:span text:style-name="T69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47"/>
      <text:p text:style-name="P121"><text:soft-page-break/>Bivand, R. (2022). <text:span text:style-name="T69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6"/>
      <text:p text:style-name="P49">Canelón, S. (2020). <text:span text:style-name="T69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7"/>
      <text:p text:style-name="P47">Carnes, B. (2020). <text:span text:style-name="T69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47"/>
      <text:p text:style-name="P47">Carrera Arias, F. J. (2020). <text:span text:style-name="T69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47"/>
      <text:p text:style-name="P47">Codecademy. (s. f.). <text:span text:style-name="T69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47"/>
      <text:p text:style-name="P47">Harvard University. (2022). <text:span text:style-name="T69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47"/>
      <text:p text:style-name="P47">Healy, Y. H. and C. (s. f.). <text:span text:style-name="T69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47"/>
      <text:p text:style-name="P47">Mas, J.-F. (2018). <text:span text:style-name="T69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47"/>
      <text:p text:style-name="P45">Moraga, P. (2019). <text:span text:style-name="T69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48"/>
      <text:p text:style-name="P48">Olaya, V. (2020). <text:span text:style-name="T69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48"/>
      <text:p text:style-name="P49">Orellana, S. (2021). <text:span text:style-name="T69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7"/>
      <text:p text:style-name="P117">Pebesma, E., &amp; Bivand, R. (2022). <text:span text:style-name="T69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7"/>
      <text:p text:style-name="P48"><text:soft-page-break/>R-Ladies Global. (2020). <text:span text:style-name="T69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48"/>
      <text:p text:style-name="P48">R-Ladies Madrid. (2021). <text:span text:style-name="T69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48"/>
      <text:p text:style-name="P48">RStudio. (s. f.). <text:span text:style-name="T69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48"/>
      <text:p text:style-name="P48">RStudio. (s. f.). <text:span text:style-name="T69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48"/>
      <text:p text:style-name="P48">Sabbata, S. D. (s. f.). <text:span text:style-name="T69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48"/>
      <text:p text:style-name="P45">Xie, Y., Dervieux, C., &amp; Riederer, E. (2020). <text:span text:style-name="T69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45"/>
      <text:p text:style-name="P45">Walum, H., &amp; De León, D. (s. f.). <text:span text:style-name="T69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45"/>
      <text:p text:style-name="P45">Wickham, H. (s. f.). <text:span text:style-name="T69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45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1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3" style:family="paragraph">
      <loext:graphic-properties draw:fill="none"/>
    </style:style>
    <style:style style:name="M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Pie_20_de_20_página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53343279824">
            <table:table-cell table:style-name="Table1.A1" office:value-type="string">
              <text:p text:style-name="MP6"><draw:frame draw:style-name="Mfr3" draw:name="Imagen1" text:anchor-type="as-char" svg:y="0in" svg:width="1.9898in" style:rel-width="scale" svg:height="0.8016in" style:rel-height="scale" draw:z-index="11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2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2</text:page-count></text:span></text:span></text:p>
              <text:p text:style-name="MP6"/>
            </table:table-cell>
            <table:table-cell table:style-name="Table1.A1" office:value-type="string">
              <text:p text:style-name="MP8"><draw:frame text:anchor-type="paragraph" draw:z-index="59" draw:name="Forma1_0" draw:style-name="Mgr2" draw:text-style-name="MP9" svg:width="2.1295in" svg:height="0.9969in" svg:x="0.1472in" svg:y="-0.1681in"><draw:image xlink:href="Pictures/100002010000035D0000019F2A9E7BCCB108298E.png" xlink:type="simple" xlink:show="embed" xlink:actuate="onLoad" loext:mime-type="image/png"><text:p/></draw:image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2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draw:frame draw:style-name="Mfr2" draw:name="Imagen2" text:anchor-type="paragraph" svg:x="6.552in" svg:y="0.0654in" svg:width="1.1535in" style:rel-width="scale" svg:height="0.9283in" style:rel-height="scale" draw:z-index="47"><draw:image xlink:href="Pictures/10000000000001EA000001ADADBC31F0BA639A5B.png" xlink:type="simple" xlink:show="embed" xlink:actuate="onLoad" loext:mime-type="image/png"/></draw:frame><draw:connector text:anchor-type="paragraph" draw:z-index="35" draw:name="Forma1" draw:style-name="Mgr1" draw:text-style-name="MP3" draw:type="line" svg:x1="-0.0933in" svg:y1="-0.0717in" svg:x2="6.4437in" svg:y2="-0.0717in" svg:d="M-238-183h16605" svg:viewBox="0 0 16607 2"><text:p/></draw:connector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3-27T15:30:52.584242397</dc:date>
    <meta:editing-cycles>151</meta:editing-cycles>
    <meta:editing-duration>PT16H1M28S</meta:editing-duration>
    <meta:document-statistic meta:table-count="5" meta:image-count="3" meta:object-count="0" meta:page-count="12" meta:paragraph-count="265" meta:word-count="2417" meta:character-count="17088" meta:non-whitespace-character-count="14984"/>
    <meta:template xlink:type="simple" xlink:actuate="onRequest" xlink:title="" xlink:href="../gf0604-procesamientodatosgeograficos-g001-2022-i.odt/Normal"/>
  </office:meta>
</office:document-meta>
</file>